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Times New Roman1" svg:font-family="'Times New Roman'" style:font-family-generic="roman"/>
    <style:font-face style:name="Courier New" svg:font-family="'Courier New'" style:font-adornments="Standard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>
        <style:tab-stops>
          <style:tab-stop style:position="3.2in"/>
        </style:tab-stops>
      </style:paragraph-properties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Text_20_body">
      <style:paragraph-properties fo:text-align="center" style:justify-single-word="false"/>
      <style:text-properties fo:font-size="15pt" fo:font-weight="bold" style:font-size-asian="15pt" style:font-size-complex="15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/>
    </style:style>
    <style:style style:name="P7" style:family="paragraph" style:parent-style-name="Text_20_body">
      <style:paragraph-properties fo:text-align="center" style:justify-single-word="false"/>
      <style:text-properties style:font-name="Times New Roman1"/>
    </style:style>
    <style:style style:name="P8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9" style:family="paragraph" style:parent-style-name="Forrest_3a__20_Source">
      <style:paragraph-properties fo:text-align="justify" style:justify-single-word="false"/>
    </style:style>
    <style:style style:name="P10" style:family="paragraph" style:parent-style-name="Preformatted_20_Text">
      <style:paragraph-properties fo:text-align="justify" style:justify-single-word="false"/>
    </style:style>
    <style:style style:name="P11" style:family="paragraph" style:parent-style-name="Preformatted_20_Text">
      <style:paragraph-properties fo:margin-top="0in" fo:margin-bottom="0.1965in" fo:text-align="justify" style:justify-single-word="false"/>
    </style:style>
    <style:style style:name="P12" style:family="paragraph" style:parent-style-name="Horizontal_20_Line">
      <style:paragraph-properties fo:text-align="justify" style:justify-single-word="false"/>
    </style:style>
    <style:style style:name="P13" style:family="paragraph" style:parent-style-name="Heading_20_2">
      <style:paragraph-properties fo:text-align="justify" style:justify-single-word="false" fo:break-before="page"/>
    </style:style>
    <style:style style:name="P14" style:family="paragraph" style:parent-style-name="Footnote">
      <style:paragraph-properties fo:margin-left="0in" fo:margin-right="0in" fo:text-indent="0in" style:auto-text-indent="false"/>
    </style:style>
    <style:style style:name="P15" style:family="paragraph" style:parent-style-name="Text_20_body">
      <style:paragraph-properties fo:text-align="center" style:justify-single-word="false"/>
      <style:text-properties style:font-name="Times New Roman1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="DejaVu Sans"/>
    </style:style>
    <style:style style:name="T7" style:family="text">
      <style:text-properties style:font-name="Times New Roman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0138in solid #000080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="0in" fo:border="0.0138in solid #000080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fo:margin-left="-0.002in" fo:margin-right="0.0055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binatoria</text:h>
      <text:section text:style-name="Sect1" text:name="bodyContent">
        <text:p text:style-name="P1">Original de Carlos Domingo. Editado por Carmen Rodríguez y Jacinto Dávila. Universidad de Los Andes, Venezuela. </text:p>
        <text:p text:style-name="P1">1. Considere un objeto elemento △ que puede tomarse en 3 formas: △ ▷ ▽ y un elemento □ que puede tomarse en cuatro formas: __, __, __, ___. </text:p>
        <text:p text:style-name="P1">¿En cuántas formas diferentes puede tomarse <text:span text:style-name="T1">uno cualquiera</text:span> de estos elementos es decir un elemento del conjunto: { △, □ } ? __________ </text:p>
        <text:p text:style-name="P1"/>
        <text:p text:style-name="P1">2. Esta solución es un caso particular de la <text:span text:style-name="T2">regla de la suma</text:span>: </text:p>
        <text:p text:style-name="P2">“Si un objeto A puede tomarse en <text:span text:style-name="T1">m</text:span> formas y el objeto B en <text:span text:style-name="T1">n</text:span> formas entonces uno entre A ó B puede tomarse <text:span text:style-name="T5">de</text:span> <text:s/>_____________ formas”. </text:p>
        <text:p text:style-name="P1"/>
        <text:p text:style-name="P1">3. Considere el mismo ejemplo 1 pero ahora hay que tomar 2 objetos, el △ y el □. </text:p>
        <text:p text:style-name="P1">¿En cuántas formas puedo tomarlos? <text:s/>(no interesa el orden, es decir △ □ es igual a □ △). </text:p>
        <text:p text:style-name="P1">Sugerencia: observar el "árbol": </text:p>
        <text:p text:style-name="P3"><draw:a xlink:type="simple" xlink:href="http://nux.ula.ve/components/com_mambowiki/index.php/Imagen:Arbol.png"><draw:frame draw:style-name="fr1" draw:name="graphics1" text:anchor-type="as-char" svg:width="5.6835in" svg:height="2.428in" draw:z-index="0"><draw:image xlink:href="../Materiales/Combinatoria_files/Arbol.png" xlink:type="simple" xlink:show="embed" xlink:actuate="onLoad"/><svg:desc>alt text</svg:desc></draw:frame></draw:a></text:p>
        <text:p text:style-name="P1"><text:line-break/>El número de formas es: _________________ </text:p>
        <text:p text:style-name="P1"/>
        <text:p text:style-name="P1">4. Esta solución es un caso particular de la <text:span text:style-name="T2">regla del producto</text:span>: </text:p>
        <text:p text:style-name="P1">“Si un elemento A puede tomarse de <text:span text:style-name="T1">m</text:span> formas y el B de <text:span text:style-name="T1">n</text:span> formas entonces el par A y B puede tomarse <text:span text:style-name="T5">en</text:span> ___________ formas”. </text:p>
        <text:p text:style-name="P1"/>
        <text:p text:style-name="P1">5. Sean los conjuntos C1={A, B, C, D} C2={X, Y, Z} </text:p>
        <text:p text:style-name="P1">¿Cuántas y cuáles son las duplas o pares que pueden construirse teniendo cada dupla un primer elemento de C1 y un segundo elemento de C2? </text:p>
        <text:p text:style-name="P1">Considerar que el primer elemento puede tomarse en ____ formas y el segundo en _____ formas. </text:p>
        <text:p text:style-name="P1">Construir el árbol: </text:p>
        <text:p text:style-name="P3"><text:soft-page-break/><draw:a xlink:type="simple" xlink:href="http://nux.ula.ve/components/com_mambowiki/index.php/Imagen:Arbol3.png"><draw:frame draw:style-name="fr1" draw:name="graphics2" text:anchor-type="as-char" svg:width="5.6835in" svg:height="2.428in" draw:z-index="1"><draw:image xlink:href="../Materiales/Combinatoria_files/Arbol3.png" xlink:type="simple" xlink:show="embed" xlink:actuate="onLoad"/><svg:desc>alt text</svg:desc></draw:frame></draw:a> </text:p>
        <text:p text:style-name="P1"><text:line-break/>Duplas: AX,___________________________________________________________________ </text:p>
        <text:p text:style-name="P1">Cantidad: ____________ </text:p>
        <text:p text:style-name="P1"/>
        <text:p text:style-name="P1">7. Sean r conjuntos con n1, n2, ..., nr objetos respectivamente. El número de conjuntos diferentes con r elementos cada uno, conteniendo un elemento de cada conjunto será: </text:p>
        <text:p text:style-name="P1">M = n1* _________________________________ </text:p>
        <text:p text:style-name="P1">Demostrarlo por inducción: </text:p>
        <text:p text:style-name="P9"/>
        <text:p text:style-name="P9"/>
        <text:p text:style-name="P9"/>
        <text:p text:style-name="P9"/>
        <text:p text:style-name="P9"/>
        <text:p text:style-name="P1"/>
        <text:p text:style-name="P1">8. Si tenemos k conjuntos iguales de <text:span text:style-name="T1">n</text:span> elementos cada uno el número de k-tuplas distintas que pueden formarse extrayendo un elemento de cada uno es:________ </text:p>
        <text:p text:style-name="P1"/>
        <text:p text:style-name="P1">9. Demostrar, usando esta fórmula que hay 1000 números de tres cifras o menos. </text:p>
        <text:p text:style-name="P1"/>
        <text:p text:style-name="P1">10. a) Calcular, basándose en la fórmula dada en 8, <text:span text:style-name="T6">¿</text:span>cuántos subconjuntos diferentes pueden formarse en un conjunto C de <text:span text:style-name="T1">n</text:span> elementos?. </text:p>
        <text:p text:style-name="P1">Nota: Los subconjuntos podrían formarse considerando el C={a1, a2, ... , an} y luego los subconjuntos <text:s/>{a1} ... {a1, a2}, {a2, a3}, ... , {an-1, an}, .. {a1,..,an} </text:p>
        <text:p text:style-name="P1"><text:line-break/>b) Demostrar la misma fórmula por inducción. </text:p>
        <text:p text:style-name="P9"/>
        <text:p text:style-name="P9"/>
        <text:p text:style-name="P9"/>
        <text:p text:style-name="P9"/>
        <text:p text:style-name="P9"/>
        <text:p text:style-name="P9"/>
        <text:p text:style-name="P1"><text:soft-page-break/><text:line-break/>11. ¿Cuántos números binarios de <text:span text:style-name="T1">n</text:span> cifras hay? (Número binario es el que se escribe con sólo dos cifras 0 y 1 así: 0, 1, ..10, ...11, ....100, .....101, ......110, etc) </text:p>
        <text:p text:style-name="P1"><text:line-break/>12. ¿Cómo resolvería el problema 10 con el resultado del problema 11? </text:p>
        <text:p text:style-name="P1"/>
        <text:p text:style-name="P1">13. ¿Cuántas funciones diferentes f: A -&gt; B pueden formarse si el dominio A tiene <text:span text:style-name="T1">k</text:span> valores y el rango B <text:span text:style-name="T1">n</text:span> valores? <text:s/>__________________________________ </text:p>
        <text:p text:style-name="P1">Sigamos la respuesta que propone J. Rodríguez en el “Arte de Contar”: Digamos primero que f es una función de A en B y representemoslo así <draw:frame draw:style-name="fr3" draw:name="Object28" text:anchor-type="as-char" svg:width="0.4756in" svg:height="0.2075in" draw:z-index="6"><draw:object xlink:href="./Object 28" xlink:type="simple" xlink:show="embed" xlink:actuate="onLoad"/><draw:image xlink:href="./ObjectReplacements/Object 28" xlink:type="simple" xlink:show="embed" xlink:actuate="onLoad"/></draw:frame>. <text:s/>Esta es una exageración notacional, porque A y B son conjuntos, pero veremos que conviene para los resultados que siguen. Digamos ahora que <draw:frame draw:style-name="fr3" draw:name="Object29" text:anchor-type="as-char" svg:width="1.0126in" svg:height="0.2307in" draw:z-index="7"><draw:object xlink:href="./Object 29" xlink:type="simple" xlink:show="embed" xlink:actuate="onLoad"/><draw:image xlink:href="./ObjectReplacements/Object 29" xlink:type="simple" xlink:show="embed" xlink:actuate="onLoad"/></draw:frame>y <draw:frame draw:style-name="fr3" draw:name="Object30" text:anchor-type="as-char" svg:width="1.1134in" svg:height="0.2307in" draw:z-index="32"><draw:object xlink:href="./Object 30" xlink:type="simple" xlink:show="embed" xlink:actuate="onLoad"/><draw:image xlink:href="./ObjectReplacements/Object 30" xlink:type="simple" xlink:show="embed" xlink:actuate="onLoad"/></draw:frame>. “Una de las” f es puede representar como sigue:</text:p>
        <text:p text:style-name="P1"/>
        <text:p text:style-name="P3"><draw:frame draw:style-name="fr3" draw:name="Object31" text:anchor-type="as-char" svg:width="1.789in" svg:height="0.5071in" draw:z-index="33"><draw:object xlink:href="./Object 31" xlink:type="simple" xlink:show="embed" xlink:actuate="onLoad"/><draw:image xlink:href="./ObjectReplacements/Object 31" xlink:type="simple" xlink:show="embed" xlink:actuate="onLoad"/></draw:frame></text:p>
        <text:p text:style-name="P1"/>
        <text:p text:style-name="P1">pareando la k-tupla de elementos de A con una selección particular (que determina la f) de elementos de B. Decimos ahora que:</text:p>
        <text:p text:style-name="P1"/>
        <text:p text:style-name="P3">f es una k-permutación o permutación(n,k) de los n elementos de B. </text:p>
        <text:p text:style-name="P1"/>
        <text:p text:style-name="P1">Proposición para probar: <draw:frame draw:style-name="fr3" draw:name="Object32" text:anchor-type="as-char" svg:width="1.0244in" svg:height="0.2126in" draw:z-index="34"><draw:object xlink:href="./Object 32" xlink:type="simple" xlink:show="embed" xlink:actuate="onLoad"/><draw:image xlink:href="./ObjectReplacements/Object 32" xlink:type="simple" xlink:show="embed" xlink:actuate="onLoad"/></draw:frame></text:p>
        <text:p text:style-name="P1">Demostración: Sea <draw:frame draw:style-name="fr3" draw:name="Object33" text:anchor-type="as-char" svg:width="1.5252in" svg:height="0.3925in" draw:z-index="35"><draw:object xlink:href="./Object 33" xlink:type="simple" xlink:show="embed" xlink:actuate="onLoad"/><draw:image xlink:href="./ObjectReplacements/Object 33" xlink:type="simple" xlink:show="embed" xlink:actuate="onLoad"/></draw:frame>(noten que esta no es ninguna de las anteriores, sino una nueva construcción, de nuevo exagerada, para referirnos al producto cartesiano múltiple del conjunto B consigo mismo), tal que:</text:p>
        <text:p text:style-name="P1"/>
        <text:p text:style-name="P3"><draw:frame draw:style-name="fr3" draw:name="Object34" text:anchor-type="as-char" svg:width="2.9in" svg:height="0.2591in" draw:z-index="36"><draw:object xlink:href="./Object 34" xlink:type="simple" xlink:show="embed" xlink:actuate="onLoad"/><draw:image xlink:href="./ObjectReplacements/Object 34" xlink:type="simple" xlink:show="embed" xlink:actuate="onLoad"/></draw:frame></text:p>
        <text:p text:style-name="P1"/>
        <text:p text:style-name="P1">La función auxiliar <text:span text:style-name="T6">φ: </text:span><text:span text:style-name="T6"><draw:frame draw:style-name="fr3" draw:name="Object35" text:anchor-type="as-char" svg:width="0.6071in" svg:height="0.2075in" draw:z-index="38"><draw:object xlink:href="./Object 35" xlink:type="simple" xlink:show="embed" xlink:actuate="onLoad"/><draw:image xlink:href="./ObjectReplacements/Object 35" xlink:type="simple" xlink:show="embed" xlink:actuate="onLoad"/></draw:frame></text:span><text:span text:style-name="T7">definida así:</text:span></text:p>
        <text:p text:style-name="P7"><draw:frame draw:style-name="fr3" draw:name="Object36" text:anchor-type="as-char" svg:width="1.5693in" svg:height="0.2083in" draw:z-index="39"><draw:object xlink:href="./Object 36" xlink:type="simple" xlink:show="embed" xlink:actuate="onLoad"/><draw:image xlink:href="./ObjectReplacements/Object 36" xlink:type="simple" xlink:show="embed" xlink:actuate="onLoad"/></draw:frame></text:p>
        <text:p text:style-name="P6">es biyectiva y, por tanto, en virtud del principio de igualda, conseguir <draw:frame draw:style-name="fr3" draw:name="Object37" text:anchor-type="as-char" svg:width="0.361in" svg:height="0.2091in" draw:z-index="40"><draw:object xlink:href="./Object 37" xlink:type="simple" xlink:show="embed" xlink:actuate="onLoad"/><draw:image xlink:href="./ObjectReplacements/Object 37" xlink:type="simple" xlink:show="embed" xlink:actuate="onLoad"/></draw:frame>es igual que conseguir a <draw:frame draw:style-name="fr3" draw:name="Object38" text:anchor-type="as-char" svg:width="0.3366in" svg:height="0.2091in" draw:z-index="41"><draw:object xlink:href="./Object 38" xlink:type="simple" xlink:show="embed" xlink:actuate="onLoad"/><draw:image xlink:href="./ObjectReplacements/Object 38" xlink:type="simple" xlink:show="embed" xlink:actuate="onLoad"/></draw:frame></text:p>
        <text:p text:style-name="P6">Para encontrar todas esas k-tuplas (o k-uplas) <draw:frame draw:style-name="fr3" draw:name="Object39" text:anchor-type="as-char" svg:width="1.5425in" svg:height="0.2634in" draw:z-index="42"><draw:object xlink:href="./Object 39" xlink:type="simple" xlink:show="embed" xlink:actuate="onLoad"/><draw:image xlink:href="./ObjectReplacements/Object 39" xlink:type="simple" xlink:show="embed" xlink:actuate="onLoad"/></draw:frame>formadas por elementos de B, basta con observar que existen n posibilidades de colocar un elemento de A en la primera componente, n en la segunda y así sucesivamente. De manera que se tiene:</text:p>
        <text:p text:style-name="P6"/>
        <text:p text:style-name="P7"><draw:frame draw:style-name="fr3" draw:name="Object40" text:anchor-type="as-char" svg:width="1.6417in" svg:height="0.3929in" draw:z-index="43"><draw:object xlink:href="./Object 40" xlink:type="simple" xlink:show="embed" xlink:actuate="onLoad"/><draw:image xlink:href="./ObjectReplacements/Object 40" xlink:type="simple" xlink:show="embed" xlink:actuate="onLoad"/></draw:frame></text:p>
        <text:p text:style-name="P6"/>
        <text:p text:style-name="P6"/>
        <text:p text:style-name="P6"><text:soft-page-break/>En conclusión (con la aplicación repetida del principio de igualdad): </text:p>
        <text:p text:style-name="P6">Existen <draw:frame draw:style-name="fr3" draw:name="Object41" text:anchor-type="as-char" svg:width="0.2134in" svg:height="0.2075in" draw:z-index="44"><draw:object xlink:href="./Object 41" xlink:type="simple" xlink:show="embed" xlink:actuate="onLoad"/><draw:image xlink:href="./ObjectReplacements/Object 41" xlink:type="simple" xlink:show="embed" xlink:actuate="onLoad"/></draw:frame></text:p>
        <text:p text:style-name="P6">13.1.- Funciones de A en B.</text:p>
        <text:p text:style-name="P6">13.2.- permutaciones-k con repetición de los n elementos de B.</text:p>
        <text:p text:style-name="P6">13.3.- k-tuplas formadas con elementos de B.</text:p>
        <text:p text:style-name="P6">13.4.- Maneras de arreglar k objetos en n cajas. </text:p>
        <text:p text:style-name="P6">13.5.- Palabras de longitud k formadas a partir de un alfabeto con los n símbolos en B. </text:p>
        <text:p text:style-name="P6"/>
        <text:p text:style-name="P1">14. Se llama permutación-m sin repetición o variación de n objetos distintos a cualquier selección ordenada de m objetos elegidos entre aquellos n. </text:p>
        <text:p text:style-name="P1">Se puede indicar P(n,m) o V<text:span text:style-name="T4">m</text:span><text:span text:style-name="T3">n </text:span></text:p>
        <text:p text:style-name="P1"/>
        <text:p text:style-name="P1">Por ejemplo si tenemos los 5 elementos {A, B, C, D, E} y tomamos las permutaciones-3 resultan: </text:p>
        <text:p text:style-name="P1"/>
        <text:p text:style-name="P10"><text:s/>ABC <text:s text:c="3"/>ACB <text:s text:c="4"/>BAC <text:s text:c="4"/>BCA <text:s text:c="4"/>CAB <text:s text:c="4"/>CBA</text:p>
        <text:p text:style-name="P10"><text:s/>ABD <text:s text:c="3"/>ADB</text:p>
        <text:p text:style-name="P10"><text:s/>ABE</text:p>
        <text:p text:style-name="P10"><text:s/>BCD</text:p>
        <text:p text:style-name="P10"><text:s/>BCE</text:p>
        <text:p text:style-name="P11"><text:s/>CDE</text:p>
        <text:p text:style-name="P1"><text:line-break/>(completar la lista en el orden sugerido) </text:p>
        <text:p text:style-name="P1"><text:line-break/>En general el primer elemento puede elegirse en <text:span text:style-name="T1">n</text:span> formas diferentes (en el ejemplo son:________). El segundo puede elegirse en ___________ formas. Así que con m=2 podemos obtener ___________ formas diferentes y quedan aún __________elementos. El tercero puede elegirse pues de _________________ formas. Así que podemos formar ______________ grupos de 3 elementos. </text:p>
        <text:p text:style-name="P1">Si elegimos m términos tendríamos: </text:p>
        <text:p text:style-name="P1">V<text:span text:style-name="T4">m</text:span><text:span text:style-name="T3">n </text:span><text:s/>= P(n,m) = ________________________ </text:p>
        <text:p text:style-name="P1"><text:line-break/>b) Por convención se define P(n,0) = 1 fórmula que no tiene ningún significado combinatorio. </text:p>
        <text:p text:style-name="P1">c) Demostrar por inducción la fórmula P(n,m) (inducción sobre m). </text:p>
        <text:p text:style-name="P1"><text:line-break/>d)- Hacer un árbol para demostrar la fórmula anterior. Concretarse al ejemplo: {A,B,C,D,E} n= 5 m=3 </text:p>
        <text:p text:style-name="P1"><text:line-break/><text:line-break/>e) Las permutaciones-n de n elementos se llaman simplemente permutaciones P(n,n)= P(n)= __________ </text:p>
        <text:p text:style-name="P1"><text:line-break/>f) La fórmula de P(n,m) puede escribirse : <text:s/>P(n,m) = <text:s/>n!/(n-m)!</text:p>
        <text:p text:style-name="P1"/>
        <text:p text:style-name="P1"/>
        <text:p text:style-name="P1"><text:soft-page-break/><text:line-break/>Demostración: </text:p>
        <text:p text:style-name="P9"/>
        <text:p text:style-name="P9"/>
        <text:p text:style-name="P9"/>
        <text:p text:style-name="P9"/>
        <text:p text:style-name="P1"/>
        <text:p text:style-name="P1">15. Para muchos problemas de combinatoria es útil obtener <text:span text:style-name="T2">fórmulas de recurrencia</text:span> que permiten calcular números combinatorios en función de números análogos de orden inferior. </text:p>
        <text:p text:style-name="P1">Consideramos como ejemplo nuevamente el cálculo de las P(n,m) (permutaciones de n elementos tomados de a m cada vez). </text:p>
        <text:p text:style-name="P1">Tomemos un elemento particular (digamos la letra A en el conjunto S = {A,E,I,O,U}). <text:s/></text:p>
        <text:p text:style-name="P1">Consideremos formadas las P(n,m) permutaciones. Cada permutación contiene o no cada elemento. Las que <text:span text:style-name="T2">no lo contienen</text:span> son en total: </text:p>
        <text:p text:style-name="P1">P( _____________ ) </text:p>
        <text:p text:style-name="P1">En las que lo contienen tal elemento puede estar en las posiciones 1, 2, ... , m mientras los demás forman una permutación de ___________ elementos tomados de a __________ . Así que las que lo contienen son en total ________ . P( _____________ ) </text:p>
        <text:p text:style-name="P1"><text:line-break/>Resulta entonces: </text:p>
        <text:p text:style-name="P1">P(n,m)= _____________ </text:p>
        <text:p text:style-name="P1"><text:line-break/>Esta es una fórmula de recurrencia que expresa P(n,m) en función de la misma función P para valores menores de los argumentos. </text:p>
        <text:p text:style-name="P1">Con esta fórmula pueden calcularse “por recurrencia” los valores de P(n,m) a partir de valores iniciales. Se pone P(n,0)=1, y P(n,m)=0 si n&lt;m. </text:p>
        <text:p text:style-name="P1">Completar el cálculo según el cuadro siguiente (Vea, según la fórmula de recurrencia, como se calcula el valor de cada cuadro en función de las superior<draw:a xlink:type="simple" xlink:href="http://nux.ula.ve/components/com_mambowiki/index.php/Imagen:Tabla1.png"><draw:frame draw:style-name="fr2" draw:name="graphics4" text:anchor-type="char" svg:x="1.6783in" svg:y="0.839in" svg:width="3.4362in" svg:height="2.178in" draw:z-index="4"><draw:image xlink:href="../Materiales/Combinatoria_files/Tabla1.png" xlink:type="simple" xlink:show="embed" xlink:actuate="onLoad"/><svg:desc>alt text</svg:desc></draw:frame></draw:a></text:p>
        <text:p text:style-name="P1"/>
        <text:p text:style-name="P1"/>
        <text:p text:style-name="P1">16- En particular las permutaciones de n elementos tomados de a n es P(n, n) </text:p>
        <text:p text:style-name="P1">P(n,n)= __________ + n . _________ </text:p>
        <text:p text:style-name="P1">o sea P(n) = n . </text:p>
        <text:p text:style-name="P1"><text:soft-page-break/><text:line-break/>Esta fórmula de recurrencia define el “factorial” de n. Así que, como ya se vio, </text:p>
        <text:p text:style-name="P1">P(n)= ____________ </text:p>
        <text:p text:style-name="P1">Por ejemplo: </text:p>
        <text:p text:style-name="P1">¿De cuántas maneras distintas podemos ordenar 10 libros en el estante de una biblioteca? </text:p>
        <text:p text:style-name="P1">P(_________) = ___________________ </text:p>
        <text:p text:style-name="P1"/>
        <text:p text:style-name="P1">17- Se presenta a veces el problema de calcular permutaciones de n elementos tomados de a n, pero algunos objetos son indistinguibles. Por ejemplo, en el caso de los 10 libros puede haber 3 copias de un cierto libro, 2 de otro, 4 de otro y 1 de otro. Hay sólo cuatro clases de libros diferentes y por lo tanto muchas de las permutaciones que antes consideramos diferentes son ahora idénticas. </text:p>
        <text:p text:style-name="P1">Consideremos en general n elementos de los cuales hay m1 iguales entre sí, m2 iguales entre sí, ... mr iguales entre sí, </text:p>
        <text:p text:style-name="P1">(claro está que es: m1 + m2 + ... + mr = _________) </text:p>
        <text:p text:style-name="P1">Para ver cuántas permutaciones distinguibles hay, consideremos que P sea este número. </text:p>
        <text:p text:style-name="P1">Si los m1 elementos iguales entre sí se transforman en diferentes cada una de las P originaría __________ permutaciones y el número total de permutaciones (supuestos los m1 elementos distintos) sería P.____________. </text:p>
        <text:p text:style-name="P1">Si ahora los m2 iguales se volvieran diferentes cada una de las últimas permutaciones originaría __________ y tendríamos en total P.m1!.____________. permutaciones. </text:p>
        <text:p text:style-name="P1">Por último si todas llegaran a ser diferentes el número total de permutaciones sería: </text:p>
        <text:p text:style-name="P1">P . m1! . m2! . ... </text:p>
        <text:p text:style-name="P1">Pero este número total es el número de permutaciones de ______________ objetos diferentes tomados todos los n. Vale pues _____________ </text:p>
        <text:p text:style-name="P1">Así que resulta: </text:p>
        <text:p text:style-name="P1">P = P(n, m1, m2, ... mr)= ______________________________________ </text:p>
        <text:p text:style-name="P1">Por ejemplo si en los 10 libros del ejemplo 16 hay 4 iguales, 3 iguales, 2 iguales y uno único el número de permutaciones distinguibles entre ellos es </text:p>
        <text:p text:style-name="P1">P =______________________________________ </text:p>
        <text:p text:style-name="P1"/>
        <text:p text:style-name="P1">18. <text:span text:style-name="T2">Combinaciones</text:span>: Se llama combinación de tamaño <text:span text:style-name="T1">m</text:span> de <text:span text:style-name="T1">n</text:span> elementos diferentes a cualquier conjunto de <text:span text:style-name="T1">m</text:span> elementos que se tomen de los <text:span text:style-name="T1">n</text:span> originales. </text:p>
        <text:p text:style-name="P1">Dos de los conjuntos se consideran diferentes si difieren en qué elementos tienen. Si difieren sólo en el orden se los considera iguales. </text:p>
        <text:p text:style-name="P1">El número de combinaciones de m elementos tomados de n se indica C(n,m) </text:p>
        <text:p text:style-name="P1">Ejemplo: </text:p>
        <text:p text:style-name="P1">Construir todas las combinaciones de tres vocales: N= {A, E, I, O, U} </text:p>
        <text:p text:style-name="P10"><text:s/>AEI AEO ___</text:p>
        <text:p text:style-name="P10"><text:s/>AIO <text:s/>___</text:p>
        <text:p text:style-name="P10"><text:s/>EIO </text:p>
        <text:p text:style-name="P10"/>
        <text:p text:style-name="P1"><text:soft-page-break/>En total hay C(5,3)= ___________________ combinaciones. </text:p>
        <text:p text:style-name="P1">¿Cuál es la diferencia con las permutaciones-m de n objetos? </text:p>
        <text:p text:style-name="P1"><text:line-break/>19. La fórmula de las combinaciones se obtiene fácilmente por un razonamiento análogo al de 16. </text:p>
        <text:p text:style-name="P1">Si en las combinaciones de tamaño m permutamos todos los objetos cada una origina _______ permutaciones. Así que: </text:p>
        <text:p text:style-name="P1">P(n,m)= C(n,m) . ____________ </text:p>
        <text:p text:style-name="P1">De donde </text:p>
        <text:p text:style-name="P1">C(n,m) = P(n,m)/P(m,m)= ___________________________</text:p>
        <text:p text:style-name="P1"/>
        <text:p text:style-name="P1">20. Los números C(n,m) o bien C<text:span text:style-name="T4">m</text:span><text:span text:style-name="T3">n </text:span><text:s/>o bien <draw:frame draw:style-name="fr3" draw:name="Object1" text:anchor-type="as-char" svg:width="0.3264in" svg:height="0.4138in" draw:z-index="11"><draw:object xlink:href="./Object 1" xlink:type="simple" xlink:show="embed" xlink:actuate="onLoad"/><draw:image xlink:href="./ObjectReplacements/Object 1" xlink:type="simple" xlink:show="embed" xlink:actuate="onLoad"/></draw:frame><text:note text:id="ftn1" text:note-class="footnote"><text:note-citation>1</text:note-citation><text:note-body><text:p text:style-name="P1"><text:s/>Por si acaso, esta es una representación independiente del editor &lt;math&gt;\left( \begin{array}{c} n \\ m \end{array}\right)&lt;/math&gt;</text:p></text:note-body></text:note> se llaman números combinatorios y tienen una gran importancia en Estadística. Se escriben: </text:p>
        <text:p text:style-name="P3"><draw:frame draw:style-name="fr3" draw:name="Object2" text:anchor-type="as-char" svg:width="0.3252in" svg:height="0.4134in" draw:z-index="12"><draw:object xlink:href="./Object 2" xlink:type="simple" xlink:show="embed" xlink:actuate="onLoad"/><draw:image xlink:href="./ObjectReplacements/Object 2" xlink:type="simple" xlink:show="embed" xlink:actuate="onLoad"/></draw:frame>= <draw:frame draw:style-name="fr3" draw:name="Object3" text:anchor-type="as-char" svg:width="2.9665in" svg:height="0.4083in" draw:z-index="13"><draw:object xlink:href="./Object 3" xlink:type="simple" xlink:show="embed" xlink:actuate="onLoad"/><draw:image xlink:href="./ObjectReplacements/Object 3" xlink:type="simple" xlink:show="embed" xlink:actuate="onLoad"/></draw:frame></text:p>
        <text:p text:style-name="P1">Se define C(n,0)=1 aunque esto no tiene un significado combinatorio. </text:p>
        <text:p text:style-name="P1">Demostrar la notable propiedad de simetría: </text:p>
        <text:p text:style-name="P3"><draw:frame draw:style-name="fr3" draw:name="Object4" text:anchor-type="as-char" svg:width="0.9319in" svg:height="0.4138in" draw:z-index="37"><draw:object xlink:href="./Object 4" xlink:type="simple" xlink:show="embed" xlink:actuate="onLoad"/><draw:image xlink:href="./ObjectReplacements/Object 4" xlink:type="simple" xlink:show="embed" xlink:actuate="onLoad"/></draw:frame></text:p>
        <text:p text:style-name="P1"><text:line-break/>21- Se puede obtener una fórmula de recurrencia para las C(n,m). El razonamiento es análogo al visto en 15. </text:p>
        <text:p text:style-name="P1">22- Con la fórmula de recurrencia se obtiene la siguiente tabla de los C(n,m) (teniendo en cuenta que C(1,0)=1 y C(n n)= 1) </text:p>
        <text:p text:style-name="P3"><draw:a xlink:type="simple" xlink:href="http://nux.ula.ve/components/com_mambowiki/index.php/Imagen:Tabla2.png"><draw:frame draw:style-name="fr1" draw:name="graphics5" text:anchor-type="as-char" svg:width="3.6972in" svg:height="3.0646in" draw:z-index="3"><draw:image xlink:href="../Materiales/Combinatoria_files/Tabla2.png" xlink:type="simple" xlink:show="embed" xlink:actuate="onLoad"/><svg:desc>alt text</svg:desc></draw:frame></draw:a></text:p>
        <text:p text:style-name="P1"/>
        <text:p text:style-name="P1">Esta construcción se llama Rectángulo de Tartaglia o Triángulo de Pascal. En realidad era conocido antes de esos por el poeta y algebrista iraní Omar Khayam (año 1100 dc). </text:p>
        <text:p text:style-name="P1"><text:soft-page-break/></text:p>
        <text:p text:style-name="P1"/>
        <text:p text:style-name="P1">23- Además de las reglas de suma y producto y las fórmulas de recurrencia hay otro poderoso artefacto para resolver problemas de combinatoria. Son las <text:span text:style-name="T2">funciones generatrices</text:span>. </text:p>
        <text:p text:style-name="P1">Se llaman así ciertas funciones que se expresan como una suma de términos polinómicos cuyos coeficientes son los valores del problema combinatorio que interesa. </text:p>
        <text:p text:style-name="P1">Tales funciones generatrices facilitan la obtención de relaciones importantes entre tales números combinatorios. </text:p>
        <text:p text:style-name="P1"/>
        <text:p text:style-name="P1">24- El ejemplo más común de función generatriz es la potencia n-ésima de un binomio. </text:p>
        <text:p text:style-name="P1">Sea el producto de n binomios <draw:frame draw:style-name="fr3" draw:name="Object5" text:anchor-type="as-char" svg:width="2.178in" svg:height="0.2154in" draw:z-index="14"><draw:object xlink:href="./Object 5" xlink:type="simple" xlink:show="embed" xlink:actuate="onLoad"/><draw:image xlink:href="./ObjectReplacements/Object 5" xlink:type="simple" xlink:show="embed" xlink:actuate="onLoad"/></draw:frame></text:p>
        <text:p text:style-name="P1">Para calcularlo, según la ley distributiva, debemos multiplicar cada término de uno de los binomios por todos los términos de los otros. Un término cualquiera así obtenido sería por ejemplo: </text:p>
        <text:p text:style-name="P8">a b a a b b a b a a a ... ba </text:p>
        <text:p text:style-name="P1">donde hemos tomado el a del primer binomio, el b del segundo, el a del tercero, el a del cuarto etc, habiendo __________ factores en total. </text:p>
        <text:p text:style-name="P1">Todos los términos que así se obtienen serán diferentes pero muchos sólo difieren en el orden de los factores, así que por su valor deben considerarse _______________. </text:p>
        <text:p text:style-name="P1"><text:line-break/>Tomemos un término con r factores <text:span text:style-name="T2">b</text:span>. <text:s/>Tendrá ___________ factores a. Así que su forma será : a______ . b________ </text:p>
        <text:p text:style-name="P1"><text:line-break/>¿Cuántos de estos factores habrá? </text:p>
        <text:p text:style-name="P1">Vemos que hay exactamente tantos como las diferentes maneras en que podemos tomar r factores b de los ____________ binomios diferentes. Es decir, su número será <draw:frame draw:style-name="fr3" draw:name="Object6" text:anchor-type="as-char" svg:width="0.3398in" svg:height="0.4138in" draw:z-index="15"><draw:object xlink:href="./Object 6" xlink:type="simple" xlink:show="embed" xlink:actuate="onLoad"/><draw:image xlink:href="./ObjectReplacements/Object 6" xlink:type="simple" xlink:show="embed" xlink:actuate="onLoad"/></draw:frame>. Por lo tanto si en el desarrollo de <draw:frame draw:style-name="fr3" draw:name="Object7" text:anchor-type="as-char" svg:width="0.5654in" svg:height="0.2154in" draw:z-index="16"><draw:object xlink:href="./Object 7" xlink:type="simple" xlink:show="embed" xlink:actuate="onLoad"/><draw:image xlink:href="./ObjectReplacements/Object 7" xlink:type="simple" xlink:show="embed" xlink:actuate="onLoad"/></draw:frame>se agrupan los términos <draw:frame draw:style-name="fr3" draw:name="Object8" text:anchor-type="as-char" svg:width="0.4945in" svg:height="0.2075in" draw:z-index="17"><draw:object xlink:href="./Object 8" xlink:type="simple" xlink:show="embed" xlink:actuate="onLoad"/><draw:image xlink:href="./ObjectReplacements/Object 8" xlink:type="simple" xlink:show="embed" xlink:actuate="onLoad"/></draw:frame> y se suman, se obtiene _______________ </text:p>
        <text:p text:style-name="P1"><text:line-break/>Por eso la potencia puede expresarse:</text:p>
        <text:p text:style-name="P3"><text:s/><draw:frame draw:style-name="fr3" draw:name="Object9" text:anchor-type="as-char" svg:width="4.4244in" svg:height="0.4138in" draw:z-index="18"><draw:object xlink:href="./Object 9" xlink:type="simple" xlink:show="embed" xlink:actuate="onLoad"/><draw:image xlink:href="./ObjectReplacements/Object 9" xlink:type="simple" xlink:show="embed" xlink:actuate="onLoad"/></draw:frame></text:p>
        <text:p text:style-name="P1"><text:line-break/>Consideremos el caso a=1 b=x: </text:p>
        <text:p text:style-name="P3"><text:s/><draw:frame draw:style-name="fr3" draw:name="Object10" text:anchor-type="as-char" svg:width="3.4516in" svg:height="0.4138in" draw:z-index="19"><draw:object xlink:href="./Object 10" xlink:type="simple" xlink:show="embed" xlink:actuate="onLoad"/><draw:image xlink:href="./ObjectReplacements/Object 10" xlink:type="simple" xlink:show="embed" xlink:actuate="onLoad"/></draw:frame></text:p>
        <text:p text:style-name="P1"><text:line-break/>Esta función <draw:frame draw:style-name="fr3" draw:name="Object11" text:anchor-type="as-char" svg:width="0.5626in" svg:height="0.2154in" draw:z-index="20"><draw:object xlink:href="./Object 11" xlink:type="simple" xlink:show="embed" xlink:actuate="onLoad"/><draw:image xlink:href="./ObjectReplacements/Object 11" xlink:type="simple" xlink:show="embed" xlink:actuate="onLoad"/></draw:frame>, se llama función generadora de los números combinatorios <draw:frame draw:style-name="fr3" draw:name="Object12" text:anchor-type="as-char" svg:width="0.3252in" svg:height="0.4134in" draw:z-index="21"><draw:object xlink:href="./Object 12" xlink:type="simple" xlink:show="embed" xlink:actuate="onLoad"/><draw:image xlink:href="./ObjectReplacements/Object 12" xlink:type="simple" xlink:show="embed" xlink:actuate="onLoad"/></draw:frame></text:p>
        <text:p text:style-name="P1"/>
        <text:p text:style-name="P1"/>
        <text:p text:style-name="P1">25- Demostrar que <draw:frame draw:style-name="fr3" draw:name="Object13" text:anchor-type="as-char" svg:width="2.0752in" svg:height="0.4138in" draw:z-index="5"><draw:object xlink:href="./Object 13" xlink:type="simple" xlink:show="embed" xlink:actuate="onLoad"/><draw:image xlink:href="./ObjectReplacements/Object 13" xlink:type="simple" xlink:show="embed" xlink:actuate="onLoad"/></draw:frame></text:p>
        <text:p text:style-name="P1"><text:soft-page-break/><text:line-break/>26- Demostrar que <text:s/><draw:frame draw:style-name="fr3" draw:name="Object14" text:anchor-type="as-char" svg:width="2.4465in" svg:height="0.4138in" draw:z-index="8"><draw:object xlink:href="./Object 14" xlink:type="simple" xlink:show="embed" xlink:actuate="onLoad"/><draw:image xlink:href="./ObjectReplacements/Object 14" xlink:type="simple" xlink:show="embed" xlink:actuate="onLoad"/></draw:frame></text:p>
        <text:p text:style-name="P1"><text:line-break/>27- Partiendo de la identidad <draw:frame draw:style-name="fr3" draw:name="Object15" text:anchor-type="as-char" svg:width="1.8598in" svg:height="0.2154in" draw:z-index="9"><draw:object xlink:href="./Object 15" xlink:type="simple" xlink:show="embed" xlink:actuate="onLoad"/><draw:image xlink:href="./ObjectReplacements/Object 15" xlink:type="simple" xlink:show="embed" xlink:actuate="onLoad"/></draw:frame> demostrar que </text:p>
        <text:p text:style-name="P1"/>
        <text:p text:style-name="P3"><draw:frame draw:style-name="fr3" draw:name="Object16" text:anchor-type="as-char" svg:width="1.7764in" svg:height="0.4138in" draw:z-index="10"><draw:object xlink:href="./Object 16" xlink:type="simple" xlink:show="embed" xlink:actuate="onLoad"/><draw:image xlink:href="./ObjectReplacements/Object 16" xlink:type="simple" xlink:show="embed" xlink:actuate="onLoad"/></draw:frame>y <text:s/>escribirla para m+h=7, r=3. </text:p>
        <text:p text:style-name="P1"/>
        <text:p text:style-name="P1">Esta es la llamada convolución Chu-Vandermonde. En “Concrete Mathematics” de Graham et al se le da una interpretación combinatoria (que no sustituye la demostración que se pide): “Del lado izquierdo de la ecuación se cuenta el número de maneras de escoger r personas entre m mujeres y h hombres, digamos. Entonces, del lado derecho, cada término de la suma es el número de maneras de escoger k de las mujeres y r-k de los hombres. Al sumar sobre todos los k se cuenta cada posibilidad exactamente una vez”. </text:p>
        <text:p text:style-name="P1"/>
        <text:p text:style-name="P12"/>
        <text:p text:style-name="P1"/>
        <text:p text:style-name="P1">Fin del documento sobre combinatoria. Licencia pendiente. </text:p>
        <text:h text:style-name="P13" text:outline-level="2"><text:bookmark text:name="Teor.C3.ADa_del_Conteo"/><text:span text:style-name="T2">Teoría del Conteo</text:span> </text:h>
        <text:p text:style-name="P5"/>
        <text:p text:style-name="P4"><text:span text:style-name="T2">Introducción a las funciones generatrices</text:span> </text:p>
        <text:p text:style-name="P3">Tomado de Mohammad Dadashzadeh <text:span text:style-name="T1">the essentials of discrete structures</text:span>, Research and Education Association, EEUU, 1991. Traducción Libre de Jacinto Dávila. </text:p>
        <text:p text:style-name="P1">El procedimiento general para contar permutaciones o combinaciones está basado en el concepto de función generatriz: una función polinómica cuyos coeficientes son los valores que buscamos al contar. Para combinaciones, la observación básica es que el valor :</text:p>
        <text:p text:style-name="P3"><draw:frame draw:style-name="fr3" draw:name="Object17" text:anchor-type="as-char" svg:width="0.2898in" svg:height="0.4138in" draw:z-index="22"><draw:object xlink:href="./Object 17" xlink:type="simple" xlink:show="embed" xlink:actuate="onLoad"/><draw:image xlink:href="./ObjectReplacements/Object 17" xlink:type="simple" xlink:show="embed" xlink:actuate="onLoad"/></draw:frame></text:p>
        <text:p text:style-name="P1">representa los coeficientes de la expansión binomial:</text:p>
        <text:p text:style-name="P3"><draw:frame draw:style-name="fr3" draw:name="Object18" text:anchor-type="as-char" svg:width="3.6744in" svg:height="0.4138in" draw:z-index="23"><draw:object xlink:href="./Object 18" xlink:type="simple" xlink:show="embed" xlink:actuate="onLoad"/><draw:image xlink:href="./ObjectReplacements/Object 18" xlink:type="simple" xlink:show="embed" xlink:actuate="onLoad"/></draw:frame> </text:p>
        <text:p text:style-name="P1">La interpretación del lado izquierdo de esta fórmula dice que estamos manipulando n objetos (x es el exponente), cada uno de los cuales puede ser seleccionado una vez (el 1 en el término x; <draw:frame draw:style-name="fr3" draw:name="Object19" text:anchor-type="as-char" svg:width="0.452in" svg:height="0.2075in" draw:z-index="24"><draw:object xlink:href="./Object 19" xlink:type="simple" xlink:show="embed" xlink:actuate="onLoad"/><draw:image xlink:href="./ObjectReplacements/Object 19" xlink:type="simple" xlink:show="embed" xlink:actuate="onLoad"/></draw:frame>) o ninguna vez (el 0 en el término 1; <draw:frame draw:style-name="fr3" draw:name="Object20" text:anchor-type="as-char" svg:width="0.4445in" svg:height="0.2075in" draw:z-index="25"><draw:object xlink:href="./Object 20" xlink:type="simple" xlink:show="embed" xlink:actuate="onLoad"/><draw:image xlink:href="./ObjectReplacements/Object 20" xlink:type="simple" xlink:show="embed" xlink:actuate="onLoad"/></draw:frame>). </text:p>
        <text:p text:style-name="P1">La interpretación del lado derecho de la fórmula dice que el coeficiente que acompañe al término <draw:frame draw:style-name="fr3" draw:name="Object21" text:anchor-type="as-char" svg:width="0.2102in" svg:height="0.2075in" draw:z-index="26"><draw:object xlink:href="./Object 21" xlink:type="simple" xlink:show="embed" xlink:actuate="onLoad"/><draw:image xlink:href="./ObjectReplacements/Object 21" xlink:type="simple" xlink:show="embed" xlink:actuate="onLoad"/></draw:frame> es el número de formas en que puedo escoger r objetos a partir de n (es decir, n tomados de r en r). </text:p>
        <text:p text:style-name="P1">Ejemplo: ¿De cuántas maneras podemos seleccionar 8 bolitas de color a partir de un montón con 2 rojas, 3 azules, 4 amarillas y 5 negras (es decir 14 en total), sujetas a la restricción de que el número de negras sea impar? </text:p>
        <text:p text:style-name="P1">Para las rojas<text:note text:id="ftn2" text:note-class="footnote"><text:note-citation>2</text:note-citation><text:note-body><text:p text:style-name="P1">(1+x+x^2)</text:p></text:note-body></text:note> <draw:frame draw:style-name="fr3" draw:name="Object22" text:anchor-type="as-char" svg:width="0.7957in" svg:height="0.2154in" draw:z-index="27"><draw:object xlink:href="./Object 22" xlink:type="simple" xlink:show="embed" xlink:actuate="onLoad"/><draw:image xlink:href="./ObjectReplacements/Object 22" xlink:type="simple" xlink:show="embed" xlink:actuate="onLoad"/></draw:frame></text:p>
        <text:p text:style-name="P1">Para las azules<text:note text:id="ftn3" text:note-class="footnote"><text:note-citation>3</text:note-citation><text:note-body><text:p text:style-name="P1">(1+x+x^2+x^3)</text:p></text:note-body></text:note> <draw:frame draw:style-name="fr3" draw:name="Object23" text:anchor-type="as-char" svg:width="1.0783in" svg:height="0.2154in" draw:z-index="28"><draw:object xlink:href="./Object 23" xlink:type="simple" xlink:show="embed" xlink:actuate="onLoad"/><draw:image xlink:href="./ObjectReplacements/Object 23" xlink:type="simple" xlink:show="embed" xlink:actuate="onLoad"/></draw:frame></text:p>
        <text:p text:style-name="P1">Para las amarillas<text:note text:id="ftn4" text:note-class="footnote"><text:note-citation>4</text:note-citation><text:note-body><text:p text:style-name="P1">(1+x+x^2+x^3+x^4)</text:p></text:note-body></text:note> <draw:frame draw:style-name="fr3" draw:name="Object24" text:anchor-type="as-char" svg:width="1.3661in" svg:height="0.2154in" draw:z-index="29"><draw:object xlink:href="./Object 24" xlink:type="simple" xlink:show="embed" xlink:actuate="onLoad"/><draw:image xlink:href="./ObjectReplacements/Object 24" xlink:type="simple" xlink:show="embed" xlink:actuate="onLoad"/></draw:frame></text:p>
        <text:p text:style-name="P1">Para las negras<text:note text:id="ftn5" text:note-class="footnote"><text:note-citation>5</text:note-citation><text:note-body><text:p text:style-name="P1">(x+x^3+x^5)</text:p></text:note-body></text:note> <draw:frame draw:style-name="fr3" draw:name="Object25" text:anchor-type="as-char" svg:width="0.8563in" svg:height="0.2154in" draw:z-index="30"><draw:object xlink:href="./Object 25" xlink:type="simple" xlink:show="embed" xlink:actuate="onLoad"/><draw:image xlink:href="./ObjectReplacements/Object 25" xlink:type="simple" xlink:show="embed" xlink:actuate="onLoad"/></draw:frame></text:p>
        <text:p text:style-name="P1">La respuesta está en el coeficiente de <draw:frame draw:style-name="fr3" draw:name="Object26" text:anchor-type="as-char" svg:width="0.222in" svg:height="0.2075in" draw:z-index="31"><draw:object xlink:href="./Object 26" xlink:type="simple" xlink:show="embed" xlink:actuate="onLoad"/><draw:image xlink:href="./ObjectReplacements/Object 26" xlink:type="simple" xlink:show="embed" xlink:actuate="onLoad"/></draw:frame> en la expansión del producto de esos polinomios. <text:s/>Esta <text:s/>es la salida producida por Maxima<text:note text:id="ftn6" text:note-class="footnote"><text:note-citation>6</text:note-citation><text:note-body><text:p text:style-name="Footnote"><text:a xlink:type="simple" xlink:href="http://wxmaxima.sourceforge.net/">http://wxmaxima.sourceforge.net/</text:a> </text:p><text:p text:style-name="P14"><text:a xlink:type="simple" xlink:href="http://maxima.sourceforge.net/">http://maxima.sourceforge.net/</text:a></text:p></text:note-body></text:note>:</text:p>
        <text:p text:style-name="P1"><draw:frame draw:style-name="fr4" draw:name="Object27" text:anchor-type="char" svg:x="-0.2417in" svg:y="0.1264in" svg:width="7.098in" svg:height="0.2075in" draw:z-index="2"><draw:object xlink:href="./Object 27" xlink:type="simple" xlink:show="embed" xlink:actuate="onLoad"/><draw:image xlink:href="./ObjectReplacements/Object 27" xlink:type="simple" xlink:show="embed" xlink:actuate="onLoad"/></draw:frame></text:p>
        <text:p text:style-name="P1">es decir, podemos seleccionarlas de 26 maneras. </text:p>
        <text:p text:style-name="P12"/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Times New Roman1" svg:font-family="'Times New Roman'" style:font-family-generic="roman"/>
    <style:font-face style:name="Courier New" svg:font-family="'Courier New'" style:font-adornments="Standard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Times New Roman" fo:font-size="12pt" fo:language="en" fo:country="GB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rrest_3a__20_Fixme" style:display-name="Forrest: Fixme" style:family="paragraph" style:next-style-name="Standard" style:auto-update="true">
      <style:paragraph-properties fo:background-color="#ffff99" fo:padding="0.0193in" fo:border="0.0138in solid #cccc00" style:shadow="none">
        <style:tab-stops/>
        <style:background-image/>
      </style:paragraph-properties>
    </style:style>
    <style:style style:name="Forrest_3a__20_Source" style:display-name="Forrest: Source" style:family="paragraph" style:auto-update="true">
      <style:paragraph-properties fo:background-color="#cccccc" fo:padding="0.0193in" fo:border="0.0138in solid #000000" style:shadow="none" style:join-border="false">
        <style:background-image/>
      </style:paragraph-properties>
      <style:text-properties style:font-name="Courier New" fo:font-size="10.5pt"/>
    </style:style>
    <style:style style:name="Forrest_3a__20_Warning" style:display-name="Forrest: Warning" style:family="paragraph" style:next-style-name="Standard" style:auto-update="true">
      <style:paragraph-properties fo:background-color="#ff8080" fo:padding="0.0193in" fo:border="0.0138in solid #ff0000">
        <style:background-image/>
      </style:paragraph-properties>
    </style:style>
    <style:style style:name="Forrest_3a__20_Note" style:display-name="Forrest: Note" style:family="paragraph" style:next-style-name="Standard" style:auto-update="true">
      <style:paragraph-properties fo:background-color="#0099ff" fo:padding="0.0193in" fo:border="0.0138in solid #0047ff">
        <style:background-image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rrest_3a__20_Label" style:display-name="Forrest: Label" style:family="text">
      <style:text-properties fo:font-size="10pt" fo:font-style="italic" fo:background-color="#ffffcc"/>
    </style:style>
    <style:style style:name="Forrest_3a__20_Author" style:display-name="Forrest: Author" style:family="text">
      <style:text-properties fo:font-size="10pt" fo:font-style="italic" fo:background-color="#ffcc99"/>
    </style:style>
    <style:style style:name="Footnote_20_Symbol_20__28_user_29_" style:display-name="Footnote Symbol (user)" style:family="text">
      <style:text-properties fo:font-size="12pt" fo:language="en" fo:country="US" style:language-asian="en" style:country-asian="US" style:font-size-complex="12pt"/>
    </style:style>
    <style:style style:name="Endnote_20_Symbol_20__28_user_29_" style:display-name="Endnote Symbol (user)" style:family="text">
      <style:text-properties fo:font-size="12pt" fo:language="en" fo:country="US" style:language-asian="en" style:country-asian="US" style:font-size-complex="12pt"/>
    </style:style>
    <style:style style:name="Internet_20_link_20__28_user_29_" style:display-name="Internet link (user)" style:family="text"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title>Example ODT Document</dc:title>
    <meta:creation-date>2006-09-27T15:17:32</meta:creation-date>
    <dc:creator>Jacinto Davila</dc:creator>
    <dc:date>2010-05-11T14:40:27</dc:date>
    <dc:language>en-GB</dc:language>
    <meta:editing-cycles>108</meta:editing-cycles>
    <meta:editing-duration>PT13H52M30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41" meta:page-count="10" meta:paragraph-count="171" meta:word-count="2328" meta:character-count="1412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table>
        <math:mtr>
          <math:mi>n</math:mi>
        </math:mtr>
        <math:mtr>
          <math:mi>m</math:mi>
        </math:mtr>
      </math:mtable>
    </math:mfenced>
    <math:annotation math:encoding="StarMath 5.0">left ( binom{n}{m} right ) 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row>
            <math:mo math:stretchy="false">(</math:mo>
            <math:mrow>
              <math:mn>1</math:mn>
              <math:mo math:stretchy="false">+</math:mo>
              <math:mi>x</math:mi>
            </math:mrow>
            <math:mo math:stretchy="false">)</math:mo>
          </math:mrow>
          <math:mi>n</math:mi>
        </math:msup>
        <math:mo math:stretchy="false">=</math:mo>
        <math:mrow>
          <math:msubsup>
            <math:mo math:stretchy="false">∑</math:mo>
            <math:mrow>
              <math:mi>r</math:mi>
              <math:mo math:stretchy="false">=</math:mo>
              <math:mn>0</math:mn>
            </math:mrow>
            <math:mi>r</math:mi>
          </math:msubsup>
          <math:mfenced math:open="" math:close="">
            <math:mtable>
              <math:mtr>
                <math:mi>n</math:mi>
              </math:mtr>
              <math:mtr>
                <math:mi>r</math:mi>
              </math:mtr>
            </math:mtable>
          </math:mfenced>
        </math:mrow>
      </math:mrow>
      <math:mrow>
        <math:msup>
          <math:mi>x</math:mi>
          <math:mi>r</math:mi>
        </math:msup>
        <math:mo math:stretchy="false">=</math:mo>
        <math:mfenced math:open="" math:close="">
          <math:mtable>
            <math:mtr>
              <math:mi>n</math:mi>
            </math:mtr>
            <math:mtr>
              <math:mn>0</math:mn>
            </math:mtr>
          </math:mtable>
        </math:mfenced>
      </math:mrow>
      <math:mrow>
        <math:msup>
          <math:mi>x</math:mi>
          <math:mn>0</math:mn>
        </math:msup>
        <math:mo math:stretchy="false">+</math:mo>
        <math:mfenced math:open="" math:close="">
          <math:mtable>
            <math:mtr>
              <math:mi>n</math:mi>
            </math:mtr>
            <math:mtr>
              <math:mn>1</math:mn>
            </math:mtr>
          </math:mtable>
        </math:mfenced>
      </math:mrow>
      <math:mrow>
        <math:mrow>
          <math:msup>
            <math:mi>x</math:mi>
            <math:mn>1</math:mn>
          </math:msup>
          <math:mo math:stretchy="false">+</math:mo>
          <math:mn>...</math:mn>
        </math:mrow>
        <math:mo math:stretchy="false">+</math:mo>
        <math:mfenced math:open="" math:close="">
          <math:mtable>
            <math:mtr>
              <math:mi>n</math:mi>
            </math:mtr>
            <math:mtr>
              <math:mrow>
                <math:mi>n</math:mi>
                <math:mo math:stretchy="false">−</math:mo>
                <math:mn>1</math:mn>
              </math:mrow>
            </math:mtr>
          </math:mtable>
        </math:mfenced>
      </math:mrow>
      <math:msup>
        <math:mi>x</math:mi>
        <math:mi>n</math:mi>
      </math:msup>
    </math:mrow>
    <math:annotation math:encoding="StarMath 5.0">(1+x)^n = sum_{r=0}^{r}left ( binom{n}{r} right )x^{r} = left ( binom{n}{0} right )x^0 + left ( binom{n}{1} right )x^1 + ... + left ( binom{n}{n-1} right )x^n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p>
      <math:mrow>
        <math:mo math:stretchy="false">(</math:mo>
        <math:mrow>
          <math:mn>1</math:mn>
          <math:mo math:stretchy="false">+</math:mo>
          <math:mi>x</math:mi>
        </math:mrow>
        <math:mo math:stretchy="false">)</math:mo>
      </math:mrow>
      <math:mi>n</math:mi>
    </math:msup>
    <math:annotation math:encoding="StarMath 5.0">(1+x)^n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table>
        <math:mtr>
          <math:mi>n</math:mi>
        </math:mtr>
        <math:mtr>
          <math:mi>m</math:mi>
        </math:mtr>
      </math:mtable>
    </math:mfenced>
    <math:annotation math:encoding="StarMath 5.0">left ( binom{n}{m} right ) 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enced math:open="" math:close="">
                <math:mtable>
                  <math:mtr>
                    <math:mi>n</math:mi>
                  </math:mtr>
                  <math:mtr>
                    <math:mn>0</math:mn>
                  </math:mtr>
                </math:mtable>
              </math:mfenced>
              <math:mo math:stretchy="false">+</math:mo>
              <math:mfenced math:open="" math:close="">
                <math:mtable>
                  <math:mtr>
                    <math:mi>n</math:mi>
                  </math:mtr>
                  <math:mtr>
                    <math:mn>1</math:mn>
                  </math:mtr>
                </math:mtable>
              </math:mfenced>
            </math:mrow>
            <math:mo math:stretchy="false">+</math:mo>
            <math:mfenced math:open="" math:close="">
              <math:mtable>
                <math:mtr>
                  <math:mi>n</math:mi>
                </math:mtr>
                <math:mtr>
                  <math:mn>2</math:mn>
                </math:mtr>
              </math:mtable>
            </math:mfenced>
          </math:mrow>
          <math:mo math:stretchy="false">+</math:mo>
          <math:mn>...</math:mn>
        </math:mrow>
        <math:mo math:stretchy="false">+</math:mo>
        <math:mfenced math:open="" math:close="">
          <math:mtable>
            <math:mtr>
              <math:mi>n</math:mi>
            </math:mtr>
            <math:mtr>
              <math:mrow>
                <math:mi>n</math:mi>
                <math:mo math:stretchy="false">−</math:mo>
                <math:mn>1</math:mn>
              </math:mrow>
            </math:mtr>
          </math:mtable>
        </math:mfenced>
      </math:mrow>
      <math:mo math:stretchy="false">=</math:mo>
      <math:msup>
        <math:mn>2</math:mn>
        <math:mi>n</math:mi>
      </math:msup>
    </math:mrow>
    <math:annotation math:encoding="StarMath 5.0">left ( binom{n}{0} right ) +  left ( binom{n}{1} right ) + left ( binom{n}{2} right ) + ... + left ( binom{n}{n-1} right ) = 2^n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enced math:open="" math:close="">
                <math:mtable>
                  <math:mtr>
                    <math:mi>n</math:mi>
                  </math:mtr>
                  <math:mtr>
                    <math:mn>0</math:mn>
                  </math:mtr>
                </math:mtable>
              </math:mfenced>
              <math:mo math:stretchy="false">−</math:mo>
              <math:mfenced math:open="" math:close="">
                <math:mtable>
                  <math:mtr>
                    <math:mi>n</math:mi>
                  </math:mtr>
                  <math:mtr>
                    <math:mn>1</math:mn>
                  </math:mtr>
                </math:mtable>
              </math:mfenced>
            </math:mrow>
            <math:mo math:stretchy="false">+</math:mo>
            <math:mfenced math:open="" math:close="">
              <math:mtable>
                <math:mtr>
                  <math:mi>n</math:mi>
                </math:mtr>
                <math:mtr>
                  <math:mn>2</math:mn>
                </math:mtr>
              </math:mtable>
            </math:mfenced>
          </math:mrow>
          <math:mo math:stretchy="false">−</math:mo>
          <math:mn>...</math:mn>
        </math:mrow>
        <math:mo math:stretchy="false">+</math:mo>
        <math:msup>
          <math:mrow>
            <math:mo math:stretchy="false">(</math:mo>
            <math:mrow>
              <math:mo math:stretchy="false">−</math:mo>
              <math:mn>1</math:mn>
            </math:mrow>
            <math:mo math:stretchy="false">)</math:mo>
          </math:mrow>
          <math:mi>r</math:mi>
        </math:msup>
      </math:mrow>
      <math:mrow>
        <math:mrow>
          <math:mfenced math:open="" math:close="">
            <math:mtable>
              <math:mtr>
                <math:mi>n</math:mi>
              </math:mtr>
              <math:mtr>
                <math:mi>r</math:mi>
              </math:mtr>
            </math:mtable>
          </math:mfenced>
          <math:mo math:stretchy="false">+</math:mo>
          <math:mn>...</math:mn>
        </math:mrow>
        <math:mo math:stretchy="false">=</math:mo>
        <math:mn>0</math:mn>
      </math:mrow>
    </math:mrow>
    <math:annotation math:encoding="StarMath 5.0">left ( binom{n}{0} right ) -  left ( binom{n}{1} right ) + left ( binom{n}{2} right ) - ... + (-1)^r left ( binom{n}{r} right ) + ...  = 0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row>
            <math:mo math:stretchy="false">(</math:mo>
            <math:mrow>
              <math:mn>1</math:mn>
              <math:mo math:stretchy="false">+</math:mo>
              <math:mi>x</math:mi>
            </math:mrow>
            <math:mo math:stretchy="false">)</math:mo>
          </math:mrow>
          <math:mrow>
            <math:mi>h</math:mi>
            <math:mo math:stretchy="false">+</math:mo>
            <math:mi>m</math:mi>
          </math:mrow>
        </math:msup>
        <math:mo math:stretchy="false">=</math:mo>
        <math:msup>
          <math:mrow>
            <math:mo math:stretchy="false">(</math:mo>
            <math:mrow>
              <math:mn>1</math:mn>
              <math:mo math:stretchy="false">+</math:mo>
              <math:mi>x</math:mi>
            </math:mrow>
            <math:mo math:stretchy="false">)</math:mo>
          </math:mrow>
          <math:mi>h</math:mi>
        </math:msup>
      </math:mrow>
      <math:msup>
        <math:mrow>
          <math:mo math:stretchy="false">(</math:mo>
          <math:mrow>
            <math:mn>1</math:mn>
            <math:mo math:stretchy="false">+</math:mo>
            <math:mi>x</math:mi>
          </math:mrow>
          <math:mo math:stretchy="false">)</math:mo>
        </math:mrow>
        <math:mi>m</math:mi>
      </math:msup>
    </math:mrow>
    <math:annotation math:encoding="StarMath 5.0">(1+x)^{h+m} = (1+x)^{h}(1+x)^m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" math:close="">
          <math:mtable>
            <math:mtr>
              <math:mrow>
                <math:mi>m</math:mi>
                <math:mo math:stretchy="false">+</math:mo>
                <math:mi>h</math:mi>
              </math:mrow>
            </math:mtr>
            <math:mtr>
              <math:mi>r</math:mi>
            </math:mtr>
          </math:mtable>
        </math:mfenced>
        <math:mo math:stretchy="false">=</math:mo>
        <math:mrow>
          <math:msubsup>
            <math:mo math:stretchy="false">∑</math:mo>
            <math:mrow>
              <math:mi>k</math:mi>
              <math:mo math:stretchy="false">=</math:mo>
              <math:mn>0</math:mn>
            </math:mrow>
            <math:mrow>
              <math:mi>k</math:mi>
              <math:mo math:stretchy="false">=</math:mo>
              <math:mi>r</math:mi>
            </math:mrow>
          </math:msubsup>
          <math:mfenced math:open="" math:close="">
            <math:mtable>
              <math:mtr>
                <math:mi>m</math:mi>
              </math:mtr>
              <math:mtr>
                <math:mi>k</math:mi>
              </math:mtr>
            </math:mtable>
          </math:mfenced>
        </math:mrow>
      </math:mrow>
      <math:mfenced math:open="" math:close="">
        <math:mtable>
          <math:mtr>
            <math:mi>h</math:mi>
          </math:mtr>
          <math:mtr>
            <math:mrow>
              <math:mi>r</math:mi>
              <math:mo math:stretchy="false">−</math:mo>
              <math:mi>k</math:mi>
            </math:mrow>
          </math:mtr>
        </math:mtable>
      </math:mfenced>
    </math:mrow>
    <math:annotation math:encoding="StarMath 5.0">left ( binom{m+h}{r} right ) = sum_{k=0}^{k=r}  left ( binom{m}{k} right )  left ( binom{h}{r-k} right )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table>
        <math:mtr>
          <math:mi>n</math:mi>
        </math:mtr>
        <math:mtr>
          <math:mi>r</math:mi>
        </math:mtr>
      </math:mtable>
    </math:mfenced>
    <math:annotation math:encoding="StarMath 5.0">left ( binom{n}{r} right ) 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row>
            <math:mo math:stretchy="false">(</math:mo>
            <math:mrow>
              <math:mn>1</math:mn>
              <math:mo math:stretchy="false">+</math:mo>
              <math:mi>x</math:mi>
            </math:mrow>
            <math:mo math:stretchy="false">)</math:mo>
          </math:mrow>
          <math:mi>n</math:mi>
        </math:msup>
        <math:mo math:stretchy="false">=</math:mo>
        <math:mrow>
          <math:msubsup>
            <math:mo math:stretchy="false">∑</math:mo>
            <math:mrow>
              <math:mi>r</math:mi>
              <math:mo math:stretchy="false">=</math:mo>
              <math:mn>0</math:mn>
            </math:mrow>
            <math:mi>r</math:mi>
          </math:msubsup>
          <math:mfenced math:open="" math:close="">
            <math:mtable>
              <math:mtr>
                <math:mi>n</math:mi>
              </math:mtr>
              <math:mtr>
                <math:mi>r</math:mi>
              </math:mtr>
            </math:mtable>
          </math:mfenced>
        </math:mrow>
      </math:mrow>
      <math:mrow>
        <math:msup>
          <math:mi>x</math:mi>
          <math:mi>r</math:mi>
        </math:msup>
        <math:mo math:stretchy="false">=</math:mo>
        <math:mfenced math:open="" math:close="">
          <math:mtable>
            <math:mtr>
              <math:mi>n</math:mi>
            </math:mtr>
            <math:mtr>
              <math:mn>0</math:mn>
            </math:mtr>
          </math:mtable>
        </math:mfenced>
      </math:mrow>
      <math:mrow>
        <math:msup>
          <math:mi>x</math:mi>
          <math:mn>0</math:mn>
        </math:msup>
        <math:mo math:stretchy="false">+</math:mo>
        <math:mfenced math:open="" math:close="">
          <math:mtable>
            <math:mtr>
              <math:mrow>
                <math:mi>n</math:mi>
                <math:mo math:stretchy="false">−</math:mo>
                <math:mn>1</math:mn>
              </math:mrow>
            </math:mtr>
            <math:mtr>
              <math:mn>1</math:mn>
            </math:mtr>
          </math:mtable>
        </math:mfenced>
      </math:mrow>
      <math:mrow>
        <math:mrow>
          <math:msup>
            <math:mi>x</math:mi>
            <math:mn>1</math:mn>
          </math:msup>
          <math:mo math:stretchy="false">+</math:mo>
          <math:mn>...</math:mn>
        </math:mrow>
        <math:mo math:stretchy="false">+</math:mo>
        <math:mfenced math:open="" math:close="">
          <math:mtable>
            <math:mtr>
              <math:mi>n</math:mi>
            </math:mtr>
            <math:mtr>
              <math:mrow>
                <math:mi>n</math:mi>
                <math:mo math:stretchy="false">−</math:mo>
                <math:mn>1</math:mn>
              </math:mrow>
            </math:mtr>
          </math:mtable>
        </math:mfenced>
      </math:mrow>
      <math:msup>
        <math:mi>x</math:mi>
        <math:mi>n</math:mi>
      </math:msup>
    </math:mrow>
    <math:annotation math:encoding="StarMath 5.0">(1+x)^n =  sum_{r=0}^{r}left ( binom{n}{r} right )x^{r} = left ( binom{n}{0} right )x^0 + left ( binom{n-1}{1} right )x^1 + ... + left ( binom{n}{n-1} right )x^n
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=</math:mo>
      <math:msup>
        <math:mi>x</math:mi>
        <math:mn>1</math:mn>
      </math:msup>
    </math:mrow>
    <math:annotation math:encoding="StarMath 5.0">x=x^1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table>
        <math:mtr>
          <math:mi>n</math:mi>
        </math:mtr>
        <math:mtr>
          <math:mi>m</math:mi>
        </math:mtr>
      </math:mtable>
    </math:mfenced>
    <math:annotation math:encoding="StarMath 5.0">left ( binom{n}{m} right ) 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n>1</math:mn>
      <math:mo math:stretchy="false">=</math:mo>
      <math:msup>
        <math:mi>x</math:mi>
        <math:mn>0</math:mn>
      </math:msup>
    </math:mrow>
    <math:annotation math:encoding="StarMath 5.0">1=x^0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up>
      <math:mi>x</math:mi>
      <math:mi>r</math:mi>
    </math:msup>
    <math:annotation math:encoding="StarMath 5.0">x^r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row>
          <math:mn>1</math:mn>
          <math:mo math:stretchy="false">+</math:mo>
          <math:mi>x</math:mi>
        </math:mrow>
        <math:mo math:stretchy="false">+</math:mo>
        <math:msup>
          <math:mi>x</math:mi>
          <math:mn>2</math:mn>
        </math:msup>
      </math:mrow>
      <math:mo math:stretchy="false">)</math:mo>
    </math:mrow>
    <math:annotation math:encoding="StarMath 5.0">(1+x+x^2)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row>
          <math:mrow>
            <math:mn>1</math:mn>
            <math:mo math:stretchy="false">+</math:mo>
            <math:mi>x</math:mi>
          </math:mrow>
          <math:mo math:stretchy="false">+</math:mo>
          <math:msup>
            <math:mi>x</math:mi>
            <math:mn>2</math:mn>
          </math:msup>
        </math:mrow>
        <math:mo math:stretchy="false">+</math:mo>
        <math:msup>
          <math:mi>x</math:mi>
          <math:mn>3</math:mn>
        </math:msup>
      </math:mrow>
      <math:mo math:stretchy="false">)</math:mo>
    </math:mrow>
    <math:annotation math:encoding="StarMath 5.0">(1+x+x^2+x^3)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row>
          <math:mrow>
            <math:mrow>
              <math:mn>1</math:mn>
              <math:mo math:stretchy="false">+</math:mo>
              <math:mi>x</math:mi>
            </math:mrow>
            <math:mo math:stretchy="false">+</math:mo>
            <math:msup>
              <math:mi>x</math:mi>
              <math:mn>2</math:mn>
            </math:msup>
          </math:mrow>
          <math:mo math:stretchy="false">+</math:mo>
          <math:msup>
            <math:mi>x</math:mi>
            <math:mn>3</math:mn>
          </math:msup>
        </math:mrow>
        <math:mo math:stretchy="false">+</math:mo>
        <math:msup>
          <math:mi>x</math:mi>
          <math:mn>4</math:mn>
        </math:msup>
      </math:mrow>
      <math:mo math:stretchy="false">)</math:mo>
    </math:mrow>
    <math:annotation math:encoding="StarMath 5.0">(1+x+x^2+x^3+x^4)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row>
          <math:mi>x</math:mi>
          <math:mo math:stretchy="false">+</math:mo>
          <math:msup>
            <math:mi>x</math:mi>
            <math:mn>3</math:mn>
          </math:msup>
        </math:mrow>
        <math:mo math:stretchy="false">+</math:mo>
        <math:msup>
          <math:mi>x</math:mi>
          <math:mn>5</math:mn>
        </math:msup>
      </math:mrow>
      <math:mo math:stretchy="false">)</math:mo>
    </math:mrow>
    <math:annotation math:encoding="StarMath 5.0">(x+x^3+x^5)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sup>
      <math:mi>x</math:mi>
      <math:mn>8</math:mn>
    </math:msup>
    <math:annotation math:encoding="StarMath 5.0">x^8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row>
                <math:mrow>
                  <math:mrow>
                    <math:mrow>
                      <math:mrow>
                        <math:mrow>
                          <math:mrow>
                            <math:mrow>
                              <math:msup>
                                <math:mi>x</math:mi>
                                <math:mn>14</math:mn>
                              </math:msup>
                              <math:mo math:stretchy="false">+</math:mo>
                              <math:mrow>
                                <math:mn>3</math:mn>
                                <math:mo math:stretchy="false">∗</math:mo>
                                <math:msup>
                                  <math:mi>x</math:mi>
                                  <math:mn>13</math:mn>
                                </math:msup>
                              </math:mrow>
                            </math:mrow>
                            <math:mo math:stretchy="false">+</math:mo>
                            <math:mrow>
                              <math:mn>7</math:mn>
                              <math:mo math:stretchy="false">∗</math:mo>
                              <math:msup>
                                <math:mi>x</math:mi>
                                <math:mn>12</math:mn>
                              </math:msup>
                            </math:mrow>
                          </math:mrow>
                          <math:mo math:stretchy="false">+</math:mo>
                          <math:mrow>
                            <math:mn>12</math:mn>
                            <math:mo math:stretchy="false">∗</math:mo>
                            <math:msup>
                              <math:mi>x</math:mi>
                              <math:mn>11</math:mn>
                            </math:msup>
                          </math:mrow>
                        </math:mrow>
                        <math:mo math:stretchy="false">+</math:mo>
                        <math:mrow>
                          <math:mn>18</math:mn>
                          <math:mo math:stretchy="false">∗</math:mo>
                          <math:msup>
                            <math:mi>x</math:mi>
                            <math:mn>10</math:mn>
                          </math:msup>
                        </math:mrow>
                      </math:mrow>
                      <math:mo math:stretchy="false">+</math:mo>
                      <math:mrow>
                        <math:mn>23</math:mn>
                        <math:mo math:stretchy="false">∗</math:mo>
                        <math:msup>
                          <math:mi>x</math:mi>
                          <math:mn>9</math:mn>
                        </math:msup>
                      </math:mrow>
                    </math:mrow>
                    <math:mo math:stretchy="false">+</math:mo>
                    <math:mrow>
                      <math:mn>26</math:mn>
                      <math:mo math:stretchy="false">∗</math:mo>
                      <math:msup>
                        <math:mi>x</math:mi>
                        <math:mn>8</math:mn>
                      </math:msup>
                    </math:mrow>
                  </math:mrow>
                  <math:mo math:stretchy="false">+</math:mo>
                  <math:mrow>
                    <math:mn>26</math:mn>
                    <math:mo math:stretchy="false">∗</math:mo>
                    <math:msup>
                      <math:mi>x</math:mi>
                      <math:mn>7</math:mn>
                    </math:msup>
                  </math:mrow>
                </math:mrow>
                <math:mo math:stretchy="false">+</math:mo>
                <math:mrow>
                  <math:mn>23</math:mn>
                  <math:mo math:stretchy="false">∗</math:mo>
                  <math:msup>
                    <math:mi>x</math:mi>
                    <math:mn>6</math:mn>
                  </math:msup>
                </math:mrow>
              </math:mrow>
              <math:mo math:stretchy="false">+</math:mo>
              <math:mrow>
                <math:mn>18</math:mn>
                <math:mo math:stretchy="false">∗</math:mo>
                <math:msup>
                  <math:mi>x</math:mi>
                  <math:mn>5</math:mn>
                </math:msup>
              </math:mrow>
            </math:mrow>
            <math:mo math:stretchy="false">+</math:mo>
            <math:mrow>
              <math:mn>12</math:mn>
              <math:mo math:stretchy="false">∗</math:mo>
              <math:msup>
                <math:mi>x</math:mi>
                <math:mn>4</math:mn>
              </math:msup>
            </math:mrow>
          </math:mrow>
          <math:mo math:stretchy="false">+</math:mo>
          <math:mrow>
            <math:mn>7</math:mn>
            <math:mo math:stretchy="false">∗</math:mo>
            <math:msup>
              <math:mi>x</math:mi>
              <math:mn>3</math:mn>
            </math:msup>
          </math:mrow>
        </math:mrow>
        <math:mo math:stretchy="false">+</math:mo>
        <math:mrow>
          <math:mn>3</math:mn>
          <math:mo math:stretchy="false">∗</math:mo>
          <math:msup>
            <math:mi>x</math:mi>
            <math:mn>2</math:mn>
          </math:msup>
        </math:mrow>
      </math:mrow>
      <math:mo math:stretchy="false">+</math:mo>
      <math:mi>x</math:mi>
    </math:mrow>
    <math:annotation math:encoding="StarMath 5.0">x^14+3*x^13+7*x^12+12*x^11+18*x^10+23*x^9+26*x^8+26*x^7+23*x^6+18*x^5+12*x^4+7*x^3+3*x^2+x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∈</math:mo>
      <math:msup>
        <math:mi>B</math:mi>
        <math:mi>A</math:mi>
      </math:msup>
    </math:mrow>
    <math:annotation math:encoding="StarMath 5.0"> f in B^A 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=</math:mo>
      <math:mfenced math:open="{" math:close="}">
        <math:mrow>
          <math:msub>
            <math:mi>t</math:mi>
            <math:mn>1,</math:mn>
          </math:msub>
          <math:msub>
            <math:mi>t</math:mi>
            <math:mn>2,</math:mn>
          </math:msub>
          <math:mn>..</math:mn>
          <math:mi>,</math:mi>
          <math:msub>
            <math:mi>t</math:mi>
            <math:mi>k</math:mi>
          </math:msub>
        </math:mrow>
      </math:mfenced>
    </math:mrow>
    <math:annotation math:encoding="StarMath 5.0">A = left lbrace t_1, t_2, .. , t_k right rbrace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n</math:mi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  <math:mrow>
            <math:mo math:stretchy="false">(</math:mo>
            <math:mrow>
              <math:mi>n</math:mi>
              <math:mo math:stretchy="false">−</math:mo>
              <math:mn>2</math:mn>
            </math:mrow>
            <math:mo math:stretchy="false">)</math:mo>
          </math:mrow>
          <math:mn>...</math:mn>
          <math:mrow>
            <math:mo math:stretchy="false">(</math:mo>
            <math:mrow>
              <math:mi>n</math:mi>
              <math:mo math:stretchy="false">−</math:mo>
              <math:mrow>
                <math:mo math:stretchy="false">(</math:mo>
                <math:mrow>
                  <math:mi>m</math:mi>
                  <math:mo math:stretchy="false">−</math:mo>
                  <math:mn>1</math:mn>
                </math:mrow>
                <math:mo math:stretchy="false">)</math:mo>
              </math:mrow>
            </math:mrow>
            <math:mo math:stretchy="false">)</math:mo>
          </math:mrow>
        </math:mrow>
        <math:mrow>
          <math:mi>m</math:mi>
          <math:mi>!</math:mi>
        </math:mrow>
      </math:mfrac>
      <math:mo math:stretchy="false">=</math:mo>
      <math:mfrac>
        <math:mrow>
          <math:mi>n</math:mi>
          <math:mi>!</math:mi>
        </math:mrow>
        <math:mrow>
          <math:mi>m</math:mi>
          <math:mi>!</math:mi>
          <math:mrow>
            <math:mo math:stretchy="false">(</math:mo>
            <math:mrow>
              <math:mi>n</math:mi>
              <math:mo math:stretchy="false">−</math:mo>
              <math:mi>m</math:mi>
            </math:mrow>
            <math:mo math:stretchy="false">)</math:mo>
          </math:mrow>
          <math:mi>!</math:mi>
        </math:mrow>
      </math:mfrac>
    </math:mrow>
    <math:annotation math:encoding="StarMath 5.0">{n (n-1)(n-2)...(n-(m-1))} over {m!} = {n!} over {m! (n-m)!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=</math:mo>
      <math:mfenced math:open="{" math:close="}">
        <math:mrow>
          <math:msub>
            <math:mi>c</math:mi>
            <math:mn>1,</math:mn>
          </math:msub>
          <math:msub>
            <math:mi>c</math:mi>
            <math:mn>2,</math:mn>
          </math:msub>
          <math:mn>...</math:mn>
          <math:mi>,</math:mi>
          <math:msub>
            <math:mi>c</math:mi>
            <math:mi>n</math:mi>
          </math:msub>
        </math:mrow>
      </math:mfenced>
    </math:mrow>
    <math:annotation math:encoding="StarMath 5.0">B = left lbrace c_1, c_2, ..., c_n right rbrace 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enced math:open="" math:close="">
        <math:mtable>
          <math:mtr>
            <math:mtd>
              <math:msub>
                <math:mi>t</math:mi>
                <math:mn>1</math:mn>
              </math:msub>
            </math:mtd>
            <math:mtd>
              <math:msub>
                <math:mi>t</math:mi>
                <math:mn>2</math:mn>
              </math:msub>
            </math:mtd>
            <math:mtd>
              <math:mn>...</math:mn>
            </math:mtd>
            <math:mtd>
              <math:msub>
                <math:mi>t</math:mi>
                <math:mi>k</math:mi>
              </math:msub>
            </math:mtd>
          </math:mtr>
          <math:mtr>
            <math:mtd>
              <math:msub>
                <math:mi>c</math:mi>
                <math:mrow>
                  <math:mi>f</math:mi>
                  <math:mrow>
                    <math:mo math:stretchy="false">(</math:mo>
                    <math:msub>
                      <math:mi>t</math:mi>
                      <math:mi>i</math:mi>
                    </math:msub>
                    <math:mo math:stretchy="false">)</math:mo>
                  </math:mrow>
                </math:mrow>
              </math:msub>
            </math:mtd>
            <math:mtd>
              <math:msub>
                <math:mi>c</math:mi>
                <math:mrow>
                  <math:mi>f</math:mi>
                  <math:mrow>
                    <math:mo math:stretchy="false">(</math:mo>
                    <math:msub>
                      <math:mi>t</math:mi>
                      <math:mi>j</math:mi>
                    </math:msub>
                    <math:mo math:stretchy="false">)</math:mo>
                  </math:mrow>
                </math:mrow>
              </math:msub>
            </math:mtd>
            <math:mtd>
              <math:mn>...</math:mn>
            </math:mtd>
            <math:mtd>
              <math:msub>
                <math:mi>c</math:mi>
                <math:mrow>
                  <math:mi>f</math:mi>
                  <math:mrow>
                    <math:mo math:stretchy="false">(</math:mo>
                    <math:msub>
                      <math:mi>t</math:mi>
                      <math:mi>l</math:mi>
                    </math:msub>
                    <math:mo math:stretchy="false">)</math:mo>
                  </math:mrow>
                </math:mrow>
              </math:msub>
            </math:mtd>
          </math:mtr>
        </math:mtable>
      </math:mfenced>
    </math:mrow>
    <math:annotation math:encoding="StarMath 5.0"> f = left (  matrix{ t_1 # t_2 # ... # t_k ## c_{f(t_i)} # c_{f(t_j)} # ... # c_{f(t_l)}} right ) 
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∣" math:close="∣">
          <math:msup>
            <math:mi>B</math:mi>
            <math:mi>A</math:mi>
          </math:msup>
        </math:mfenced>
        <math:mo math:stretchy="false">=</math:mo>
        <math:msup>
          <math:mfenced math:open="∣" math:close="∣">
            <math:mi>B</math:mi>
          </math:mfenced>
          <math:mfenced math:open="∣" math:close="∣">
            <math:mi>A</math:mi>
          </math:mfenced>
        </math:msup>
      </math:mrow>
      <math:mo math:stretchy="false">=</math:mo>
      <math:msup>
        <math:mi>n</math:mi>
        <math:mi>k</math:mi>
      </math:msup>
    </math:mrow>
    <math:annotation math:encoding="StarMath 5.0">abs{B^{A}} = {abs{B}}^abs{A} = n^{k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sup>
        <math:mi>B</math:mi>
        <math:mi>k</math:mi>
      </math:msup>
      <math:mo math:stretchy="false">=</math:mo>
      <math:munder>
        <math:munder math:accent="true">
          <math:mrow>
            <math:mrow>
              <math:mrow>
                <math:mrow>
                  <math:mi>B</math:mi>
                  <math:mo math:stretchy="false">×</math:mo>
                  <math:mi>B</math:mi>
                </math:mrow>
                <math:mo math:stretchy="false">×</math:mo>
                <math:mi>B</math:mi>
              </math:mrow>
              <math:mo math:stretchy="false">×</math:mo>
              <math:mn>...</math:mn>
            </math:mrow>
            <math:mo math:stretchy="false">×</math:mo>
            <math:mi>B</math:mi>
          </math:mrow>
          <math:mo math:stretchy="false"></math:mo>
        </math:munder>
        <math:mrow>
          <math:mi>k</math:mi>
          <math:mi math:fontstyle="italic">veces</math:mi>
        </math:mrow>
      </math:munder>
    </math:mrow>
    <math:annotation math:encoding="StarMath 5.0">B^{k} = { B times B times B times ... times B} underbrace {k veces} 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sup>
        <math:mi>B</math:mi>
        <math:mi>k</math:mi>
      </math:msup>
      <math:mo math:stretchy="false">=</math:mo>
      <math:mfenced math:open="{" math:close="}">
        <math:mrow>
          <math:mrow>
            <math:mo math:stretchy="false">(</math:mo>
            <math:mrow>
              <math:msub>
                <math:mi>c</math:mi>
                <math:msub>
                  <math:mi>f</math:mi>
                  <math:mn>1</math:mn>
                </math:msub>
              </math:msub>
              <math:mi>,</math:mi>
              <math:msub>
                <math:mi>c</math:mi>
                <math:msub>
                  <math:mi>f</math:mi>
                  <math:mn>2</math:mn>
                </math:msub>
              </math:msub>
              <math:mi>,</math:mi>
              <math:msub>
                <math:mi>c</math:mi>
                <math:msub>
                  <math:mi>f</math:mi>
                  <math:mn>3</math:mn>
                </math:msub>
              </math:msub>
              <math:mi>,</math:mi>
              <math:mn>...</math:mn>
              <math:mi>,</math:mi>
              <math:msub>
                <math:mi>c</math:mi>
                <math:msub>
                  <math:mi>f</math:mi>
                  <math:mi>k</math:mi>
                </math:msub>
              </math:msub>
            </math:mrow>
            <math:mo math:stretchy="false">)</math:mo>
          </math:mrow>
          <math:mo math:stretchy="false">/</math:mo>
          <math:mrow>
            <math:mo math:stretchy="false">(</math:mo>
            <math:mrow>
              <math:mrow>
                <math:mrow>
                  <math:msub>
                    <math:mi>c</math:mi>
                    <math:msub>
                      <math:mi>f</math:mi>
                      <math:mi>i</math:mi>
                    </math:msub>
                  </math:msub>
                  <math:mo math:stretchy="false">∈</math:mo>
                  <math:mrow>
                    <math:mi>B</math:mi>
                    <math:mo math:stretchy="false">∧</math:mo>
                    <math:mn>1</math:mn>
                  </math:mrow>
                </math:mrow>
                <math:mo math:stretchy="false">≤</math:mo>
                <math:mi>i</math:mi>
              </math:mrow>
              <math:mo math:stretchy="false">≤</math:mo>
              <math:mi>k</math:mi>
            </math:mrow>
            <math:mo math:stretchy="false">)</math:mo>
          </math:mrow>
        </math:mrow>
      </math:mfenced>
    </math:mrow>
    <math:annotation math:encoding="StarMath 5.0">B^{k} = left lbrace  (c_{f_1}, c_{f_2}, c_{f_3}, ..., c_{f_k}) slash  (c_{f_i} in B and 1 &lt;= i &lt;=k)  right rbrace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sup>
        <math:mi>B</math:mi>
        <math:mi>A</math:mi>
      </math:msup>
      <math:mo math:stretchy="false">→</math:mo>
      <math:msup>
        <math:mi>B</math:mi>
        <math:mi>k</math:mi>
      </math:msup>
    </math:mrow>
    <math:annotation math:encoding="StarMath 5.0">B^A rightarrow B^k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i>φ</math:mi>
      <math:mrow>
        <math:mrow>
          <math:mo math:stretchy="false">(</math:mo>
          <math:mi>f</math:mi>
          <math:mo math:stretchy="false">)</math:mo>
        </math:mrow>
        <math:mo math:stretchy="false">=</math:mo>
        <math:mrow>
          <math:mo math:stretchy="false">(</math:mo>
          <math:mrow>
            <math:mi>f</math:mi>
            <math:mrow>
              <math:mo math:stretchy="false">(</math:mo>
              <math:msub>
                <math:mi>t</math:mi>
                <math:mn>1</math:mn>
              </math:msub>
              <math:mo math:stretchy="false">)</math:mo>
            </math:mrow>
            <math:mi>,</math:mi>
            <math:mn>...</math:mn>
            <math:mi>,</math:mi>
            <math:mi>f</math:mi>
            <math:mrow>
              <math:mo math:stretchy="false">(</math:mo>
              <math:msub>
                <math:mi>t</math:mi>
                <math:mi>k</math:mi>
              </math:msub>
              <math:mo math:stretchy="false">)</math:mo>
            </math:mrow>
          </math:mrow>
          <math:mo math:stretchy="false">)</math:mo>
        </math:mrow>
      </math:mrow>
    </math:mrow>
    <math:annotation math:encoding="StarMath 5.0">φ(f) = (f(t_1), ..., f(t_k))
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fenced math:open="∣" math:close="∣">
      <math:msup>
        <math:mi>B</math:mi>
        <math:mi>A</math:mi>
      </math:msup>
    </math:mfenced>
    <math:annotation math:encoding="StarMath 5.0">abs{B^{A}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fenced math:open="∣" math:close="∣">
      <math:msup>
        <math:mi>B</math:mi>
        <math:mi>k</math:mi>
      </math:msup>
    </math:mfenced>
    <math:annotation math:encoding="StarMath 5.0">abs{B^{k}}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table>
        <math:mtr>
          <math:mtd>
            <math:msub>
              <math:mi>c</math:mi>
              <math:mrow>
                <math:mi>f</math:mi>
                <math:mrow>
                  <math:mo math:stretchy="false">(</math:mo>
                  <math:msub>
                    <math:mi>t</math:mi>
                    <math:mi>i</math:mi>
                  </math:msub>
                  <math:mo math:stretchy="false">)</math:mo>
                </math:mrow>
              </math:mrow>
            </math:msub>
          </math:mtd>
          <math:mtd>
            <math:msub>
              <math:mi>c</math:mi>
              <math:mrow>
                <math:mi>f</math:mi>
                <math:mrow>
                  <math:mo math:stretchy="false">(</math:mo>
                  <math:msub>
                    <math:mi>t</math:mi>
                    <math:mi>j</math:mi>
                  </math:msub>
                  <math:mo math:stretchy="false">)</math:mo>
                </math:mrow>
              </math:mrow>
            </math:msub>
          </math:mtd>
          <math:mtd>
            <math:mn>...</math:mn>
          </math:mtd>
          <math:mtd>
            <math:msub>
              <math:mi>c</math:mi>
              <math:mrow>
                <math:mi>f</math:mi>
                <math:mrow>
                  <math:mo math:stretchy="false">(</math:mo>
                  <math:msub>
                    <math:mi>t</math:mi>
                    <math:mi>l</math:mi>
                  </math:msub>
                  <math:mo math:stretchy="false">)</math:mo>
                </math:mrow>
              </math:mrow>
            </math:msub>
          </math:mtd>
        </math:mtr>
      </math:mtable>
    </math:mfenced>
    <math:annotation math:encoding="StarMath 5.0">left (  matrix{ c_{f(t_i)} # c_{f(t_j)} # ... # c_{f(t_l)}} right ) 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i>n</math:mi>
          </math:mtr>
          <math:mtr>
            <math:mi>m</math:mi>
          </math:mtr>
        </math:mtable>
      </math:mfenced>
      <math:mo math:stretchy="false">=</math:mo>
      <math:mfenced math:open="" math:close="">
        <math:mtable>
          <math:mtr>
            <math:mi>n</math:mi>
          </math:mtr>
          <math:mtr>
            <math:mrow>
              <math:mi>n</math:mi>
              <math:mo math:stretchy="false">−</math:mo>
              <math:mi>m</math:mi>
            </math:mrow>
          </math:mtr>
        </math:mtable>
      </math:mfenced>
    </math:mrow>
    <math:annotation math:encoding="StarMath 5.0">left ( binom{n}{m} right ) = left ( binom{n}{n-m} right )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∣" math:close="∣">
          <math:msup>
            <math:mi>B</math:mi>
            <math:mi>k</math:mi>
          </math:msup>
        </math:mfenced>
        <math:mo math:stretchy="false">=</math:mo>
        <math:munder>
          <math:munder math:accent="true">
            <math:mrow>
              <math:mrow>
                <math:mrow>
                  <math:mrow>
                    <math:mi>n</math:mi>
                    <math:mo math:stretchy="false">∗</math:mo>
                    <math:mi>n</math:mi>
                  </math:mrow>
                  <math:mo math:stretchy="false">∗</math:mo>
                  <math:mi>n</math:mi>
                </math:mrow>
                <math:mo math:stretchy="false">∗</math:mo>
                <math:mn>...</math:mn>
              </math:mrow>
              <math:mo math:stretchy="false">∗</math:mo>
              <math:mi>n</math:mi>
            </math:mrow>
            <math:mo math:stretchy="false"></math:mo>
          </math:munder>
          <math:mrow>
            <math:mi>k</math:mi>
            <math:mi math:fontstyle="italic">veces</math:mi>
          </math:mrow>
        </math:munder>
      </math:mrow>
      <math:mo math:stretchy="false">=</math:mo>
      <math:msup>
        <math:mi>n</math:mi>
        <math:mi>k</math:mi>
      </math:msup>
    </math:mrow>
    <math:annotation math:encoding="StarMath 5.0">abs{B^{k}} = { n * n * n * ... * n} underbrace {k veces} = n^k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sup>
      <math:mi>n</math:mi>
      <math:mi>k</math:mi>
    </math:msup>
    <math:annotation math:encoding="StarMath 5.0">n^k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row>
            <math:mo math:stretchy="false">(</math:mo>
            <math:mrow>
              <math:mi>a</math:mi>
              <math:mo math:stretchy="false">+</math:mo>
              <math:mi>b</math:mi>
            </math:mrow>
            <math:mo math:stretchy="false">)</math:mo>
          </math:mrow>
          <math:mi>n</math:mi>
        </math:msup>
        <math:mo math:stretchy="false">=</math:mo>
        <math:mrow>
          <math:mo math:stretchy="false">(</math:mo>
          <math:mrow>
            <math:mi>a</math:mi>
            <math:mo math:stretchy="false">+</math:mo>
            <math:mi>b</math:mi>
          </math:mrow>
          <math:mo math:stretchy="false">)</math:mo>
        </math:mrow>
      </math:mrow>
      <math:mrow>
        <math:mo math:stretchy="false">(</math:mo>
        <math:mrow>
          <math:mi>a</math:mi>
          <math:mo math:stretchy="false">+</math:mo>
          <math:mi>b</math:mi>
        </math:mrow>
        <math:mo math:stretchy="false">)</math:mo>
      </math:mrow>
      <math:mn>...</math:mn>
      <math:mrow>
        <math:mo math:stretchy="false">(</math:mo>
        <math:mrow>
          <math:mi>a</math:mi>
          <math:mo math:stretchy="false">+</math:mo>
          <math:mi>b</math:mi>
        </math:mrow>
        <math:mo math:stretchy="false">)</math:mo>
      </math:mrow>
    </math:mrow>
    <math:annotation math:encoding="StarMath 5.0">(a+b)^n = (a+b)(a+b) ... (a+b)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table>
        <math:mtr/>
        <math:mtr/>
      </math:mtable>
    </math:mfenced>
    <math:annotation math:encoding="StarMath 5.0">left ( binom{&lt;?&gt;}{&lt;?&gt;}  right )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p>
      <math:mrow>
        <math:mo math:stretchy="false">(</math:mo>
        <math:mrow>
          <math:mi>a</math:mi>
          <math:mo math:stretchy="false">+</math:mo>
          <math:mi>b</math:mi>
        </math:mrow>
        <math:mo math:stretchy="false">)</math:mo>
      </math:mrow>
      <math:mi>n</math:mi>
    </math:msup>
    <math:annotation math:encoding="StarMath 5.0">(a+b)^n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p>
        <math:mi>a</math:mi>
        <math:mrow>
          <math:mi>n</math:mi>
          <math:mo math:stretchy="false">−</math:mo>
          <math:mi>r</math:mi>
        </math:mrow>
      </math:msup>
      <math:msup>
        <math:mi>b</math:mi>
        <math:mi>r</math:mi>
      </math:msup>
    </math:mrow>
    <math:annotation math:encoding="StarMath 5.0">a^{n-r} b^{r}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row>
            <math:mo math:stretchy="false">(</math:mo>
            <math:mrow>
              <math:mi>a</math:mi>
              <math:mo math:stretchy="false">+</math:mo>
              <math:mi>b</math:mi>
            </math:mrow>
            <math:mo math:stretchy="false">)</math:mo>
          </math:mrow>
          <math:mi>n</math:mi>
        </math:msup>
        <math:mo math:stretchy="false">=</math:mo>
        <math:mrow>
          <math:msubsup>
            <math:mo math:stretchy="false">∑</math:mo>
            <math:mrow>
              <math:mi>r</math:mi>
              <math:mo math:stretchy="false">=</math:mo>
              <math:mn>0</math:mn>
            </math:mrow>
            <math:mi>r</math:mi>
          </math:msubsup>
          <math:mfenced math:open="" math:close="">
            <math:mtable>
              <math:mtr>
                <math:mi>n</math:mi>
              </math:mtr>
              <math:mtr>
                <math:mi>r</math:mi>
              </math:mtr>
            </math:mtable>
          </math:mfenced>
        </math:mrow>
      </math:mrow>
      <math:msup>
        <math:mi>a</math:mi>
        <math:mrow>
          <math:mi>n</math:mi>
          <math:mo math:stretchy="false">−</math:mo>
          <math:mi>r</math:mi>
        </math:mrow>
      </math:msup>
      <math:mrow>
        <math:msup>
          <math:mi>b</math:mi>
          <math:mi>r</math:mi>
        </math:msup>
        <math:mo math:stretchy="false">=</math:mo>
        <math:mfenced math:open="" math:close="">
          <math:mtable>
            <math:mtr>
              <math:mi>n</math:mi>
            </math:mtr>
            <math:mtr>
              <math:mn>0</math:mn>
            </math:mtr>
          </math:mtable>
        </math:mfenced>
      </math:mrow>
      <math:msup>
        <math:mi>a</math:mi>
        <math:mi>n</math:mi>
      </math:msup>
      <math:mrow>
        <math:msup>
          <math:mi>b</math:mi>
          <math:mn>0</math:mn>
        </math:msup>
        <math:mo math:stretchy="false">+</math:mo>
        <math:mfenced math:open="" math:close="">
          <math:mtable>
            <math:mtr>
              <math:mi>n</math:mi>
            </math:mtr>
            <math:mtr>
              <math:mn>1</math:mn>
            </math:mtr>
          </math:mtable>
        </math:mfenced>
      </math:mrow>
      <math:mrow>
        <math:msup>
          <math:mi>a</math:mi>
          <math:mi>n</math:mi>
        </math:msup>
        <math:mo math:stretchy="false">−</math:mo>
        <math:mn>1</math:mn>
      </math:mrow>
      <math:mrow>
        <math:mrow>
          <math:msup>
            <math:mi>b</math:mi>
            <math:mn>1</math:mn>
          </math:msup>
          <math:mo math:stretchy="false">+</math:mo>
          <math:mn>...</math:mn>
        </math:mrow>
        <math:mo math:stretchy="false">+</math:mo>
        <math:mfenced math:open="" math:close="">
          <math:mtable>
            <math:mtr>
              <math:mi>n</math:mi>
            </math:mtr>
            <math:mtr>
              <math:mrow>
                <math:mi>n</math:mi>
                <math:mo math:stretchy="false">−</math:mo>
                <math:mn>1</math:mn>
              </math:mrow>
            </math:mtr>
          </math:mtable>
        </math:mfenced>
      </math:mrow>
      <math:msup>
        <math:mi>a</math:mi>
        <math:mn>0</math:mn>
      </math:msup>
      <math:msup>
        <math:mi>b</math:mi>
        <math:mi>n</math:mi>
      </math:msup>
    </math:mrow>
    <math:annotation math:encoding="StarMath 5.0">(a+b)^n = sum_{r=0}^{r}left ( binom{n}{r} right )a^{n-r} b^{r} = left ( binom{n}{0} right )a^n b^0 + left ( binom{n}{1} right )a^n-1 b^1 + ... + left ( binom{n}{n-1} right )a^0 b^n
</math:annotation>
  </math:semantics>
</math:math>
</file>